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41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18.56mm"/>
    </style:style>
    <style:style style:name="co9" style:family="table-column">
      <style:table-column-properties fo:break-before="auto" style:column-width="11.13mm"/>
    </style:style>
    <style:style style:name="co10" style:family="table-column">
      <style:table-column-properties fo:break-before="auto" style:column-width="26.48mm"/>
    </style:style>
    <style:style style:name="co11" style:family="table-column">
      <style:table-column-properties fo:break-before="auto" style:column-width="21.29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24.99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26.72mm"/>
    </style:style>
    <style:style style:name="co17" style:family="table-column">
      <style:table-column-properties fo:break-before="auto" style:column-width="47.52mm"/>
    </style:style>
    <style:style style:name="co18" style:family="table-column">
      <style:table-column-properties fo:break-before="auto" style:column-width="62.14mm"/>
    </style:style>
    <style:style style:name="co19" style:family="table-column">
      <style:table-column-properties fo:break-before="auto" style:column-width="34.41mm"/>
    </style:style>
    <style:style style:name="co20" style:family="table-column">
      <style:table-column-properties fo:break-before="auto" style:column-width="30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4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54" style:family="table-cell" style:parent-style-name="Default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9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fo:background-color="#59c5c7" fo:border="0.06pt solid #000000"/>
      <style:text-properties fo:font-size="11pt" style:font-size-asian="11pt" style:font-size-complex="11pt"/>
    </style:style>
    <style:style style:name="ce63" style:family="table-cell" style:parent-style-name="Default">
      <style:table-cell-properties fo:background-color="#1b75bc" fo:border="0.06pt solid #000000"/>
      <style:text-properties fo:font-size="11pt" style:font-size-asian="11pt" style:font-size-complex="11pt"/>
    </style:style>
    <style:style style:name="ce64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ackground-color="#9999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background-color="transparent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70" style:family="table-cell" style:parent-style-name="Default">
      <style:table-cell-properties fo:background-color="#d3d7cf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d3d7cf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99ffff" fo:border="0.06pt solid #000000"/>
      <style:text-properties style:use-window-font-color="true" fo:font-size="11pt" style:font-size-asian="11pt" style:font-size-complex="11pt"/>
    </style:style>
    <style:style style:name="ce178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3333"/>
    </style:style>
    <style:style style:name="ce37" style:family="table-cell" style:parent-style-name="Default" style:data-style-name="N10"/>
    <style:style style:name="ce38" style:family="table-cell" style:parent-style-name="Default">
      <style:table-cell-properties fo:border="none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2" style:family="table-cell" style:parent-style-name="Default">
      <style:table-cell-properties fo:background-color="#333333" fo:border="0.06pt solid #000000"/>
      <style:text-properties fo:font-size="11pt" style:font-size-asian="11pt" style:font-size-complex="11pt"/>
    </style:style>
    <style:style style:name="ce43" style:family="table-cell" style:parent-style-name="Default" style:data-style-name="N1">
      <style:table-cell-properties fo:background-color="#333333"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</style:style>
    <style:style style:name="ce44" style:family="table-cell" style:parent-style-name="Default" style:data-style-name="N1">
      <style:table-cell-properties fo:background-color="#333333"/>
      <style:text-properties fo:font-size="11pt" style:font-size-asian="11pt" style:font-size-complex="11pt"/>
    </style:style>
    <style:style style:name="ce45" style:family="table-cell" style:parent-style-name="Default" style:data-style-name="N0"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pers SCAM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4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53" office:value-type="string" calcext:value-type="string">
            <text:p>-</text:p>
          </table:table-cell>
          <table:table-cell table:style-name="ce56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49"/>
          <table:table-cell table:style-name="ce49" office:value-type="string" calcext:value-type="string">
            <text:p>Total</text:p>
          </table:table-cell>
          <table:table-cell table:style-name="ce51" table:formula="of:=COUNTIF([.C1:.C361]; &quot;SIM&quot;)" office:value-type="float" office:value="155" calcext:value-type="float">
            <text:p>155</text:p>
          </table:table-cell>
          <table:table-cell table:style-name="ce54" table:formula="of:=COUNTIF([.D1:.D361]; &quot;SIM&quot;)" office:value-type="float" office:value="20" calcext:value-type="float">
            <text:p>20</text:p>
          </table:table-cell>
          <table:table-cell table:style-name="ce57" table:number-columns-repeated="2"/>
          <table:table-cell table:number-columns-repeated="1017"/>
        </table:table-row>
        <table:table-row table:style-name="ro1" table:number-rows-repeated="1048174">
          <table:table-cell table:number-columns-repeated="1023"/>
        </table:table-row>
        <table:table-row table:style-name="ro2" table:number-rows-repeated="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ASE" table:style-name="ta1"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ve design patterns for computer role-playing gam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calable approach to user-session based testing of Web applications through concept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alyzing interaction orderings with model check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ostra: a framework for detecting redundant object-oriented unit tes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ata mapping specification via schema heuristics and user interac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ormal framework for automated analysis and verification of Web-based applications 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teractive visualization of concurrents programs [concurrents read concurrent]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60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60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(duplicado) 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60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DR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Program Analysis for Secure Big Data Process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tatic, lightweight includes resolution for PHP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Fine-grained and Accurate Source Code Differenc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HUSACCT: architecture compliance checking with rich sets of module and rule typ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tilizing feature location techniques for feature addition and feature enhancement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/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58"/>
          <table:table-cell table:style-name="ce49" office:value-type="string" calcext:value-type="string">
            <text:p>Total</text:p>
          </table:table-cell>
          <table:table-cell table:style-name="ce62" table:formula="of:=COUNTIF([.C1:.C1552]; &quot;SIM&quot;)" office:value-type="float" office:value="286" calcext:value-type="float">
            <text:p>286</text:p>
          </table:table-cell>
          <table:table-cell table:style-name="ce63" table:formula="of:=COUNTIF([.D1:.D1552]; &quot;SIM&quot;)" office:value-type="float" office:value="41" calcext:value-type="float">
            <text:p>41</text:p>
          </table:table-cell>
          <table:table-cell table:style-name="ce58" table:number-columns-repeated="2"/>
          <table:table-cell table:number-columns-repeated="1017"/>
        </table:table-row>
        <table:table-row table:style-name="ro1" table:number-rows-repeated="1046947">
          <table:table-cell table:number-columns-repeated="1023"/>
        </table:table-row>
        <table:table-row table:style-name="ro2" table:number-rows-repeated="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SBES" table:style-name="ta1"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column table:style-name="co3" table:default-cell-style-name="Default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Titulo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Anotac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Visualizando o Fluxo de Control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xecução Controlada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ROTESTE: Projeto de uma Ferramenta para Test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s de Programação com Mistura de Linguagens: comunicação entre os módulos de um progr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Orientação para Objetos em SMALLTALK-80: Uma Abordagem eficaz para a Construção de Sistema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AFUNCio: Uma Ferramenta de Avaliação de Desempenh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Sistema Especialista para Estimativa de Custo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para Planejamento e Controle de Pro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icionário de Dados para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Gráfico de Estrutura: uma ferramenta para apoio ao Projeto Estrut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Requisitos de Ambientes de 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Automatizada para Desenvolvimento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 de Desenvolvimento de Software utilizando a Metodologia SA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Modelo de Qualidade para Métodos e Linguagens de Especif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eriving Applicative Programs from Forma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specificação Executável de um Formatador de 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a Linguagem para Especificação de Requisitos de Software de Tempo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LETRICAL: Uma Linguagem para Pesquisa em Programação Concorr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POS. <text:s/>Ambiente para o Projeto e Oper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Sistema de Auxilio ao Projeto de Protocolos de Comunicação Redes de Computad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ITIS: Um Ambiente de Ferramentas Integradas para Desenvolvimento de Siste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FDEEDIT - Editor de DFD Integrado com Dicionári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F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de Software para o Desenvolvlmento do Ciclo de Vida de um Projeto em Banco de Dados a partir de técnicas de Inteligência Artifi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Monitor para Apoio a Programação em Lógic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Controle de Qualidade do Software para Área Científ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posta de Desenvolvimento de Software com Orientaçã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Método JSD como Apoio à Programação Modular e Orientada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Seleção de Casos de Testes Baseada em Fluxo de Dados Através dos Critérios Potenciais US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Tipos Abstratos de Dados em Comunicação Gráfica e Processamento de Imag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Especificação Formal de Sistemas Distribuídos Usando Z e Sistemas de Transi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GEMS - Um Gerenciador de Módul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LINKS em um Sistema de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Depurador Multilinguagem em um Ambiente de Desenvolvl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Sistema para Execução de Especificações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gramação Dinâmica e Método Gulo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a Proposta de Integração de Software tipo CASE com Sistemas Especialis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Implementação de um Editor de Diagramas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Processo de Instanciação do Sistema SEM para Criação de um Ambiente de Apoio a um Método de Desenvolviment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Ambiente de Concepção de Software para Sistemas Distribuídos, Baseado em Rede de Petri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trategic Directions in Software Enginetring: Past, Present and Fu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egoShell: Linguagem de Comput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imulação de Especificações LOTOS Usando Linguagens Fun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xperience in Parallelizing Large Application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Linguagem de Programação CH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 Uso de Pontos de Vista na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Sistemas de Informação de Escritórios: A Metodologia T. A. &amp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Representação Gráfica para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ta-Modelos para Ferramentas Genéricas Integráveis ao Ambiente S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n Supporting De-centralized Large-Scale Software Proc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indA: Uma Linguagem de Autoria Automática para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Editor Híbrido (Texto e Diagramas) Orientado por Estruturas (do Tipo Grafo e Árvo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Hipertexto: O Projeto do Sistema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Protótipos Funcionais a Partir de Especificações em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Programa de Matrícula Usando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étodos Formais para Desenvolvimento de Software Orientado a Objetos: um Estudo de Caso, o Projeto GA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AES - Sistema de Apoio Especific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Desenvolvimento de Algoritmos Aproximativos por Acercamento: Especificação For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ndo a Determinação de Potenciais DU-Caminhos Através da Análise de Flux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Reutilização de Software do Ponto de Vista de uma Teoria Formal de Metáfo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erramenta para Auxílio na Reuti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canismo de gerenciamento de versões e configurações do A_H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Sistema de Gerenciamento de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gem dos Dados de um Ambiente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ormalização em IM C: o Modelo DO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Gerenciador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spectos de Epistemologia do Softwar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Tradução de Tipos de Especificação para Protóti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o de Referência para Especificação Formal de Sistemas Operacionais Distribuí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as Semânticas Indutiva e Denotacional na Tradução Fonte a Fonte de Linguagens de Progra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Formal de Instâncias Excep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Ferramenta Incremental para Apoiar a Ger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Gramática de Atributos na Formatação de Notações Diagramá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Graedius: Uma Proposta para Definição de Interfaces Baseada em Gramática de Atribu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Dados de Aplicações não Convencionais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Sistemas de Software com Redes de Petri Estocás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Redes de Petri Hierárqu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Hipertexto na Elicitação de Linguagens da Apl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n Experience in Building an Object - Object Oriented Prototype of an Advanced Hypertext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mbiente de Apoio ao Teste Estrutural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Metodologia para Cálculo da Complexidade de Algorit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Meta-Editor de Estrutu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poio por Computador à Criação de Especificações Opera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Dicionário de Dados para um Editor Diagramático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de uma Ferramenta de Apoio a Reutilização de Software no Desenvolvimento Orientado a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The Evolution from Software Components to Domain Analy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gistro de Decisões e Justificativas de Desenho em Softwares Projetados com a Metodologia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ação de Gerenciadores de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table:style-name="ce56" office:value-type="string" calcext:value-type="string">
            <text:p>Um Gerador de Aplicações para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bjetos de Projeto e Engenharia de Software: um enfoque prát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Formalização de Conceitos em Gerência d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MVC: Um Modelo para Controle de Versões 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Ambiente de Controle de Configuração da Central Telefônica TROPICO - 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Canonicus: Um Modelo para Portabilidade de Progra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Validação de Métricas para Uso em Modelos Gerenciais de Desenvolvimento de Software nas Linguagens Pascal e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enciamento de Objetos em Sistemas de Hipertexto: Uma Propo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Especificação de Uma Ferramenta para Criação de Módulo de Ajuda Baseada em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 - Engenharia de Software,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Uma Proposta para a Implementação de Modelos Baseados em Rede de Petri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Uso de uma Linguagem Semi-formal no Processo de Formalização de Especific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Small VDM: An Environment for Formal Specification and Prototyping in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Projeto e Implementação da Linguagem 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poio Automatizado à Elicitação de Requisitos: Proposta e Protótipo de Ferrame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The role of Opportunistic Behaviour in Specification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Programação Super Estruturada e o Gerador de Programas I M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tratégia data-driven n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oftware Design Cooperativo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DRACO - PUC, Experiências e Resultados de Re-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Classification of Object-Oriented Development Method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xecução Exaustiv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Árvore de alcançabilidade para Redes Predicado/Transição: Um Método de Redução que Preserva as Propriedades de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Semântica de Ações de Vírus de Comput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eração Automática de Especificações de Implementação a partir de Especificações Abstra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allTracer: Um Verificador de Tipos e Condições para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pecificação de Requisitos: utilizando um modelo temporal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ILE: Um Sistema Orientado a Objetos para Simulação de Redes Locais: Projeto, Implementação e Comparações com Simuladores Tradi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para o Desenvolvimento baseado na Composiçã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onstrução de Ferramentas de Apoio a Projetos Utilizando um Esquema de Bases de Dados com Suporte de Esquemas Suplementa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OD - Um Gerenciador de Objetos Distribuídos para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Base DELTA e as outras bases de Software de um Ambiente de Desenvolvimento de Software Cooperativo, Distribuído e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OMNI Sistema de Suporte a Aplicaçõe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Distribuído para Suporte à Configuração Dinâ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aminhos não Executáveis na Automação das Atividade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ritérios Potenciais Usos: Análise da Aplicação de um Benchmark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ormal Development of Concurrent Systems using Algebraic High-Level Nets and Transform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o Teorema da Modularização: Importância e uma Prova por Quoc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emântica Denotacional Legí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xperiência na Implementação de um Sistema de Tipos Fortes e Polimórfi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inite Sets: A Case Study on Formal Program Development io the Extencled ML Frame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 Processo de Re-engenharia Econômico e Efic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nálise da Adoçào de Novas Tecnologias no Processo de Desenvolvimento de Software da Petrobrá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istema de Controle ele Alteração 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The Astra User Interface Lib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Gerência de Projeto Baseado em Design Orientado a Encapsulamento de Dados e a Troca de Mensagens entre Subsistemas Autôno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xecução Programad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Abordagem de Desenvolvimento de Software de Sistemas de Tempo Real Crítico em Arquitetura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Comportamento de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Processos de Compilação e Execução em AUR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Programação Centrada em Instâncias em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Rationale for Both Nesting and Inheritance in Objec-Oriented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Métodos Formais na Análise Orientada pelos Objec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plicações Práticas de Especificações Formais Orientadas a Objelos: Um Sistema para Processamento do Eletrocardiograma de Esforç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tilização da Metodologia OMT na Construção de Ferramentas 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Conciliação de Flexibilidade e Verificação Estática em Linguagen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 Process Model for Quality guided Programm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stratégia para Geração de Dad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valuation of the Cost of Alternate Mutation Strate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HyFor - Uma Ferramenta de apoio a manutenção de software científic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valiação da Reutilizabilidade de Componente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Reliability Allocation for a Software System with Modular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esting Predictions of Semiotic Engineering in Human-Computer lnte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resentação da Linguagem Reativa Slncrona 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AI - Um Framework para Suporte a Objetos Visu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FAES - Uma Estratégia para Aquisição de Inform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ERBAC: Uma Estratégia para Defini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Formal Description of an Incremental Type-Checker for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de Caso Real em Refinamento de Específicações Formai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a Especificação Formal Orientada a Objetos de Redes Neurais Artifici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mparando o Processo de Modelagem de Técnicas de Análise Orientada a Q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odelagem de Hipertextos: Uma Experiência com H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Knowledge Sharing Mechanism of the 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owards a Viewpoint Oriented Design Methodology for Multi-Processar Real-Tim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Geraçao de Código a partir de Modelos Comportamentais Especificados por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O Uso de Frameworks como Arquiteturas Reutilizáveis na Construçao de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ld: Um Sistema de Hipertexto Configurável e Orientado a Objetos para Integrar os Documentos do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Visual Object-oriented Meta-CASE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Esp: Um Assistente de Especificaç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Modelo para Construçao e lntegraçao de Ferramen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QUORUM - Um SSDG para 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sobre Ferramentas de Apoio para o Projeto de Sistemas de Banc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dequaçao do Ambiente A_HAND para o Ens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RCoPAS: Um Ambiente para Recuperação Cooperativa do Projeto ArquitetOnic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oftware Process and Assistance Modelling: The Case of the UPSSA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licação da Análise de Mutantes na Validação de Especificações Baseadas em Redes de Pet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nstrained Mutation in C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aminhos Nao Executáveis no Teste de Integração: Caracterização, Previsao e Determin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étrica de Complexidade de Software Baseada em Critério de Seleçao de Caminh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Influência da Configuração de Software na Manutençã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Frame BD- Uma Infra-Estrutura para Construção de Ambientes Integrados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ramáticas de Grafos e Objetos para Suporte a Notações Diagramáticas em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Visando o Reuso Formalmente Justificado de Especif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 Enfoque Multiformalismos para Especificação de Sistemas de Segurança Crít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bordagem para Especificação e Verificação de Sistemas Dependentes do Tem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rquitetura para Interfaces Inteligentes e Amigá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o de Objetos para Construção de Interfaces Visuai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xception Handling in a Strongly Typed Object Oriented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e Técnicas Visuais e Navegacionais para a Compreensão de Frameworks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agem Dinâmica OO: Uma Análise Comparativa de Técn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eração de Dados de Teste : Uma Estratégia que Preserva a Hierarquia de Crité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Injeção de falhas e Testes formais na Validação da Tolerância a Falh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 G-NET based Environment for Logical and Timing Analysis of Softwar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Concurrency and Syochronisation in Ec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Método KADS-estendi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-Cycle: Um Molde para o Processo de Produção, Disponibilização e Evolu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spectos não Tecnológicos Envolvidos no Desenvolvimento de Software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studo das Interações Humanas no Processo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ngenharia Reversa Orientada a Objetos do Ambiente StatSim: Método Utilizado e Resultados Obti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The Development of Multimedia Hypermedia Applications as Evolutionary, Prototyping-Based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Processos de Negócio à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o Paradigma Transformacional no Porte de Programas Cob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eutilização de Modelos de Requisitos por Analogia: Experimentação e Conclus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Refinement Theory for Concurrent Object Oriented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al Time Formal Specification using VDM+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On Deriving Statecharts Supervision Models from SDL Specifications Using S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cuperação de Componentes em Bibliotecas de Software: Uma Abordagem Conexio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 Occam para o Transputer: Compilação via Reescrita de Ter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Construção de um Gerador de Programas Aplicativos Segundo Conceitos de Análise de Domín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ditores Gráficos para Estruturas com Compos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Framework Reflexivo para Ferramentas de Visua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senvolvimento de Sistemas Orientados a Objetos Utilizando o Sistema Transformacional Draco-Pu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owards an Environment to Support Requirements Formalis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mbiente para Representação de Mútiplas Visões de Requisitos: O Metamodelo e uma Linguagem de Transfor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valuating User Disorientation: A Comparison of Hypertext aod Continuous Zooming Interf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xtensões ao HMBS para Especificação de Apresentações Hipermí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Ferramenta para Auxílio no Processo de Verificação de Especificações em RT-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Proposta de uma Ferramenta Para Elaboração e Monitoração de Aplicações <text:s/>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Software Design Baseado em Subsistemas Autônomos- Focalizando o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ask Allocation Strategies: A Study with a Multi-Agents System in Fully Distributed lnformation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m Direção a uma Metodologia para o Desenvolvimento de Frameworks de Aplicação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Contextual Coordination between O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Ambiente Para Sonorização Não Intrusiva De Aplicaçõe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Avaliação das Arquiteturas para lnteroperabilidAde entre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ntrodução ao Ambiente Visual Sp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On the Design of Bouncer: A Robust and Flexible License Management Service for Avoiding Illegal Use of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licitação dos Requisitos de Meta-Ambientes de Engenharia de Software Através da Análise de Negóc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finindo Requisitos Não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"CASE" com Múltiplas Visiões de Requisitos e Implementação Automática utilizando o Sistema Transformacional Dra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3D para a Visualizaçã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nstrução de um Framework para Sistemas Controladores de Trens Utilizando Padrões de Projeto e Metapadrõe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Reflexiva para a Construção de Frameworks para Interfaces Homem-Computa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dos Padrões à Evolução de Processo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ssistência Inteligente ao Processo de Engenharia de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 Framework for Developing Conligurable Ob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akeD - Make Distribuí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raph Grammars for the Specification of Concurr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Validação de Especificações Formais de Sistemas Dependentes de Tempo Através de Simulaçl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trodução da Reutilização em uma Empresa Brasileira de Produ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volução de uma Ferramenta de Gerenciamento de Configuração de Software através da Engenharia Reser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ndo Reuso de Software na Construção de Ferramentas de Engenharia Reven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mponente Gerenciador de Dado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por Computador ao Desenvolvimento Cooperativo de Software: Classificação e Propost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corporando Funcionalidades de Suporte ao Trabalho Cooperativo em Ferramentas de Hiper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BRight: A Distributed System for Web Information lndexing and Search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GILua A Multi-Paradigmatic Tool for Creating Dynamic WWW P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 Modelo FUZZY para Avaliação da Qualidade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bertura dos Critérios Potenciais-Usos e a Confiabllidade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stratégia de Geração de Dados de Teste Baseada na Análise Simbólica e Dinâmica do Program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este de Integração: Projeto de Operadores para o Critério Mutação de 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ção do Critério Análise de Mutantes na Validação de Especificações Baseadas em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valiação do Impacto da Minimização de Conjuntos de Casos de Teste no Custo e Eficácia d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grep - Um Sistema para Busca Aproximada em Textos Index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eração AutomáticaTeste de Documentação a partir do código fon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lSCO-RIO: Um Sistema Assíncrono para Apoiar a Preparação de Reuni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ultiview : Requirements Modeling and Formalis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PROTEUMJIM : Uma Ferramenta de Apoio ao Teste de lntegra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senvolvimento Integrado de Sistemas Especialistas Através de Ferramenta RA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lquimista : Uma Ferramenta para Desenvolvimento Visual de Software Paralelo para Modelos de Programaçlo bueados em Memória Compartilh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ditor Cooperativo para Dlagramaçlo de Software O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oolRC : Ferramenta CASE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Memphis: Estágio A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Specifying Dynamic Distributed Software Archite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el-Checking Processes with States: An Industrial Case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tterns in CSCW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Estrategias para la ldentificación de Reglas de Nego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edição de Software para Pequenas Empresas: Uma Solução Baseada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Apoio ao Teste de Programas Orientados a Objetos com uma Abordagem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Contribuição para a Determinação de um Conjunto Essencial de Operadores de Mutação no Teste de Programas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erramentas de suporte à construção de aplicações de segmentação de Imagens digit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drão State Reflexivo: Refinamento do Padrão de Projeto State para uma Arquitetura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rametrização de Componentes de Especificação com Preservação de Semân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Padrões para Software Criptográfico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Arquitetura Transformacional de Apoio 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ÁBACO: Um Ambiente de Desenvolvimento Baseado em Objetos Distribuídos Configur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Gerenciamento do Processo de Desenvolvimento Cooperativo de Software n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ularizando a Gerência de Configu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hotoPixJ: Plataforma em Java para Implementação de Algoritmos de Processamento Digital de Image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Editor Diagramático para Desenvolvimento de Sistemas de Informaçã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CE: Um Agente de Compras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spectos de Herança em uma Ferramenta de Modelagem de Sistemas Baseada em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ormalização de Heurísticas para o Apoio a Modelagem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Transição Entre Projeto e Implementação de Sistemas Paralelos de Tempo-Real Usando o Gerador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 Mechanism for Assessing Class Interactions Using Dynamic Coupling During the Analysis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Infra-estrutur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ctos de Validação do Método de Engenharia Reversa Fusion-RE/I aplicado a um Sistema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sist-Pro: Um Assistente Baseado em Conhecimento para Apoiar a Defini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utômatos Finitos: um Formalismo para Curs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Orientada a Objetos com Múltiplas Visões e Implementação Automática de Sistemas - MV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onfigurando Protocolos de Interação na Abordagem R-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Data Flow Based Integr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m Direção a um Modelo de Custos de Desenvolvimento de Software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pecificação Formal de uma Ferramenta de Trabalho Colaborativo através da Composição de Objetos Náutil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eração Automática de Dados e Tratamento de Não Executabilidade no Teste Estrutural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ntegrating Early and Late-Phase Requirements: a Factory Case Study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peradores Essenciais de Interface: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jeto de uma Arquitetura de Software Reflexiva para a Linguagem Xcha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com Us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de Software para Plataformas Distribuídas Orientada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uporte ao Desenvolvimento e Uso de Componentes Flexí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écnicas, Modelos e Ferramentas para Suporte à Construção de Interfaces em Sistemas de Aplicações Geográf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owards Integrating Meta-Level Programming and Configuration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Estudo sobre a Avaliação do Custo de Aplicação da Análise de Mutantes na Validação de Máquinas de Estados Fin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ecanismo de Adaptação para Aplicações Tempo Real Baseado em Computação Imprecisa e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Classes para um Ambiente de Geração de Programas de Medição de Software Basead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Simulação de Processos de Software Baseado em Agentes Cooperativ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Arquitetura para Reduzir a Complexidade e Aumentar a <text:s/>Produtividade do Ciclo de Vida do Desenvolviment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tilização dos Preceitos da Teoria da Atividade na Elicitação dos Requisitos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ACIV – A REALIDADE VIRTUAL APOIANDO O DESENVOLVIMENTO DE INTERFACES COM A PARTICIPAÇÃO EFETIVA DO USUÁ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χSUDS-SDL: A TOOL FOR DIAGNOSIS AND UNDERSTANDING SOFTWARE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TIMATIVA: Uma Ferramenta para Agilizar o Dimensionamento de Projetos no SERPRO com base na metodologia de Análise de Pontos por Fun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HySCharts: UM AMBIENTE DE AUTORIA E NAVEGAÇÃO PARA A ESPECIFICAÇÃO FORMAL DE APLICAÇÕES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DYSSEY: INFRA-ESTRUTURA DE REUTILIZAÇÃO BASEADA EM MODELOS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IM PROJECT : UMA FERRAMENTA PARA ANÁLISE DE RISCO DO TEMPO DE REALIZAÇÃO DE PRO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FAST CASE UMA FERRAMENTA CASE PARA O DESENVOLVIMENTO VISUAL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com Múltiplas Visões de Requisitos e Implementação Auto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ntes de Propor: uma ferramenta de análise de risco e gerência de portfólio de projetos de sistemas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TEUM-RS/ST - UMA FERRAMENTA PARA APOIAR A VALIDAÇÃO DE ESPECIFICAÇÕES STATATECHARTS BASEADA N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N - UM AMBIENTE PARA EDIÇÃO, ANÁLISE E SIMULAÇÃO DE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TOOL – UMA FERRAMENTA PARA INJEÇÃO DE DEFEI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-RIO: UM AMBIENTE PARA SUPORTE À CONSTRUÇÃO E À EVOLUÇÃ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OFTWARE ASSISTENTE NO 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Educacional para Refinamen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Program analysis for the construction of libraries of programming plans applying slic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Integrando requisitos não funcionais à modelagem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Reengenharia orientada a objetos de código legado progress 4G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earching for expressivity, modularisation, flexibility and standarisation in software process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Language for stating component qua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utilização de um processo de aquisição de conhecimento no domínio de engenharia rever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mbientes de desenvolvimento de software orientados a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Tactics of refin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A binomial software reliability model based on coverage of structural testing criter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Reengenharia do projeto do servidor Web JAWS utilizando programação orientada a aspecto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Proteum-RS/PN: a tool to support, edition, simulation and validation of Petri nets based on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este estrutural de software: uma abordagem para aplicações de banco de dados rel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Ending session the gap between organisational requirements and object orient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OS: a framework for software reuse over open network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tudy of the knowledge contained in software components' nam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ulti-agent system for domain information discovery and fil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Uma arquitetura de software para re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odular approach to animation of simulation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ranslating HCL into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ORIXÁS: um ambiente de desenvolvimento de sistemas baseados em conhecimento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Driving non-functional requirements to use cases and scena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tilização de sistemas críticos nas atividades de engenharia de domínio e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sing objects and patterns to implement domain ont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PSEE-StaticPolicy: verificação de políticas estáticas em modelo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 abordagem APSEE para modelagem e gerência de recursos em ambiente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 de software baseada em med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spector: um processo de avaliação de progresso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alyzing software architecture based on statechart seman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meta-modelo para especificação de arquiteturas de software em cam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dentification of framework hot spots using pattern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implementation method for distributed object-oriented appl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aspect-based approach for developing multi-agent object-oriented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CRE: a systematic method for COTS components se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reuso: um repositório de componentes para Web dirigido por um processo de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Reengenharia de software orientada a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DeL: a language and a system for describing and generating muta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CCE: uma família de critérios de teste para validação de sistemas especificados em Estel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tant operators for testing concurrent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tercessão em tempo de implantação - uma abordagem reflexiva para a plataforma J2EE(tm)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Geradores de artefatos: implementação e instanciação de framework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Statecharts estocásticos e queuing statecharts: novas abordagens para avaliação de desempenho baseadas em especificação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stendendo a estação TABA para a criação de ambientes de desenvolvimento de software orientados 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THENAS: um sistema gerenciador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s de software na estação TA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BDDmeter - uma ferramenta para visualização dinâmica de BDD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Doc: a documentation tool for UML based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CASE para gerenciamento de projetos e métric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MVCASE - estágio atual: especificação, projeto e constru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JATS: a Java transformation syst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LockED: uma ferramenta para o controle de alterações no desenvolvimento distribuído de artefa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GASet - uma ferramenta para apoiar o teste e validação de especificações baseadas em máquinas de estado fini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OR: uma ferramenta para o mapeamento objeto-relacional em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Oráculo: um sistema de críticas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ERF - um ambiente de desenvolvimento voltado para testes temporai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lanEngine: ferramenta para gerenciamento automatizado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jectSpace: uma ferramenta para gerenciamento e monitoraçã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suporte ao controle de versõe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de apoio ao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para geração de interfaces de sistemas de informação em ambiente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Aberta para Geradores de Artefa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table:style-name="ce60" office:value-type="string" calcext:value-type="string">
            <text:p>Uma Abordagem para a Seleção de Padrões Arquiteturais Baseada em Características de Qualid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Proposta de Arquitetura de Linha de Produtos para Workflow Managem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election and Evaluation of Test Data Sets Based on Genetic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CK: A Framework for Process Algebra Implementation in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estes e Geração de Código de Sistema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ormalizing Object-Oriented Design Metrics upon the UML Meta-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rds a Methodology for Requirements Analysis of Data Warehous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edição da Qualidade de Aplicações Web n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Projetando Sistemas Multiagentes em Organizações Empresar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 Estudo Experimental sobre a Utilização de Modelagem e Simulação no Apoio à Gerênci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plicação da Arquitetura com Modelo de Controle Baseado em Eventos no Banco do Brasil S.A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Integrating Use Cases and Organizational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edge Management in Software Engineer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ing XML to Improve Framework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RDF na Interoperabilidade entre Domíni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Reflexiva Baseada na Web para Ambiente de Suporte a Proces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LOrbEvent: Uma Biblioteca para Viabilizar o Uso do Serviço de Eventos de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stratégias para a Integração de Aspectos de Tempo Real em uma Aplicação Distribuída Leg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er Interface Design for Web Collaborativ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RES: Uma Ferramenta de Engenharia Reversa Java-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Visão Geral do Bugzilla, uma Ferramenta de Acompanhamen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EPE: Um Editor Cooperativo para Elicitar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haron: uma Ferramenta para a Modelagem, Simulação, Execução e Acompanhament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omponentes para Colaboração Síncrona em um Ambiente de Reutiliz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DDE – Draco Domain Edit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valTool: Um Ambiente de Apoio à Avaliação e Seleção de Ferramentas de Teste para Progra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alaOCL: Uma Ferramenta para Parafrasear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US: Um Ambiente de Desenvolvimento de Especificações CAS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erência de Documentos XML no G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REN-Wizard: a Tool to Instantiate the GREN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BÁ: A Java Bytecode Analyz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IT – Uma Ferramenta para apoio as atividades de Gestão do Conhecimen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udelgen: A Tool for Processing Mutant Operator Descrip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ramenta MVCase – Uma Ferramenta Integradora de Tecnologias para o Desenvolvimento de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E – Um Ambiente de Desenvolvimento de Software Baseado em Ontologi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ysseyShare: Um Ambiente para o Desenvolvimento Cooperativ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uporte a Padrões no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olManager: uma Ferramenta para o Gerenciament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BE – Uma Ferramenta para Avaliação de Usabilidade em Aplicações pa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Identifying Implicit Process Variables To Support Future Empirical 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On the Reuse and Maintenance of Aspect-Oriented Software: An Assessment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xperiments on Pattern Language-Bas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Relacionando Refactorings e Métricas de Código Fonte - Um Primeiro Passo para Detecção Automática de Oportunidades de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ecanismo de Rastreamento da Evolução de Cenários Baseado em Transform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Detailing Architectural Design in Requirements Driven Software Development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ramework for Design Patterns in TROP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Projeto Baseado em Aspectos do Padrão Camada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Theory of Aspects for Aspect-Oriented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oal-based organizational modeling oriented towards late requirements generation using the Tropos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nriquecendo o Código com Cená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dapting the NFR Framework to Aspect-Oriented Requirements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étodo de Teste Funcional para Verifica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amily of Coverage Testing Criteria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specificação e Verificação Formal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arly Verification of Software Behavior in a Time Interval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a Extensão do Fluxo de Análise e Projeto do RUP para o Desenvolviment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erência de Conhecimento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odelo paramétrico de esforço para sistemas de informação baseados na arquitetu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sing the Temporal Versions Model in a Software Configuration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reinamento Experimental com Jogos de Simulação para Gerentes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sando GQM para Gerenciar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este de Unidade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euso na Atividade de Teste para Reduzir Custo e Esforço de VV&amp;T no Desenv. e na Reeng.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Metodologia para a Verificação de Sistemas Parciais Modelados na Gramática de Grafos Baseada em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 Dynamic Approach to Combine Components and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Patterns as Aspects: A Quantitative Assess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Integrating Generative and Aspect-Oriented Technolog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Infra-Estrutura para Integraçã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LuaSpace Plus: Um Ambiente Visual para Desenvolvimento de Aplicações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Building Flexible Refactoring Tools with X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and Empirical Evaluation of an Agile Web Engineer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P Based Analysis and Design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Processo de Reestruturação de Código Baseado em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odelagem Ontológica no Apoio <text:s/>Modelagem Concei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xploring Quality-driven Object-oriented Materializations for Software Architectu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Serviço CORBA para Descoberta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uNDDoS - Um Modelo de Referência para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9" office:value-type="string" calcext:value-type="string">
            <text:p>SBES 2004</text:p>
          </table:table-cell>
          <table:table-cell table:style-name="ce59" office:value-type="string" calcext:value-type="string">
            <text:p>Ongoing Research on the Software Engineering of Multi-Agent Systems</text:p>
          </table:table-cell>
          <table:table-cell table:style-name="ce61"/>
          <table:table-cell table:style-name="ce65"/>
          <table:table-cell table:style-name="ce66"/>
          <table:table-cell table:style-name="ce59"/>
          <table:table-cell table:style-name="ce67" table:number-columns-repeated="1017"/>
          <table:table-cell table:style-name="ce6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tting the Pieces of the Web Engineering Puzz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n Introduction to Software Engineering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reWeb: Uma Ferramenta de Suporte aos Testes de Regress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congra - Uma ferramenta para geração de Grafos de Fluxo de Controle d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nactPro: Automatizando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ethodology Explorer – uma Ferramenta para Definição e Reuso de Metodologia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AW: uma Ferramenta de Percepção de Grupo Aplicada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ferramenta CASE para o Desenvolvimento de Software Orientado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ProTool: Uma Ferramenta de Prototipação de Software para 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&amp;L: Um Ambiente para Edição e Visualização de Cenários e Léx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-CORE – Component Construction and Reuse – Ferramenta para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SPACES – Uma Ferramenta para Teste Funcional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AIS: uma ferramenta de percepção para apoiar a edição concorrente de modelos de análise 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n-Time Variability through Component Dynamic Load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REN-WizardVersionControl: Uma Ferramenta de Apoio ao Controle de Versão das Aplicações Criadas pelo Framework GRE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POO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dyssey-VCS: Um Sistema de Controle de Versões Para Modelos Baseados no MOF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Describing Agent-Oriented Design Patterns in Tro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ntegração de Características Transversais Durante a Modelagem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upport for Requirement Traceability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UCCA: Técnica de Leitura para apoiar a Construção de Modelos de Casos de Uso e a Análise de Documento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écnicas de Leitura de Software: Uma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 framework baseado em componentes para o domínio de adaptação de conteúd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Linguagem de Workflow Para Composição de Web Services - LC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 MDA Domain Specific Architecture to Provide Interoperability Among Collaborative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Engenharia de Domínio aplicada ao Desenvolvimento Robusto e Eficiente de Sistemas Opera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ormal Refactoring for UML Class Dia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valiação da abordagem incremental n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Bad Smells em Siste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ramework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aming Heterogeneous Aspects with Crosscutting Interfa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mbiente Distribuído de Injeção de Falhas de Comunicação para Teste de Aplicações Java de Re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utomatic test data generation for path testing using a new stochastic algorith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ferramenta baseada em aspectos para o teste funcional de programa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 Component-based Product Development Process for a Workflow Management System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álise do tratamento de riscos em projetos de desenvolvimento de software de um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ABORDAGEM ECONÔMICA BASEADA EM RISCOS PARA AVALIAÇÃO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sing Risk Analysis and Patterns to Tailor Software Process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BDUnit - Uma Ferramenta para Testes Unitários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ontrolPro: Uma Ferramenta de Acompanhamento de Projetos Integrada a um Ambiente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AROL: Uma ferramenta de Apoio à Aplicação de Heurísticas de Ordenação de Classes para Teste de Integr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emetrics Web: Ferramenta para Gerenciamento de Projetos Abordando Aspectos Tempor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OD: Um Depurador Simbólico para Sistemas de Objeto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ridUnit: Using the Computational Grid to Speed up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IMPaR – Uma Interface de Integração de Modelos de Padrões de Software para o Ro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JaBUTi/BD: Utilização de Critérios Estruturais em Aplicações de Bancos de Dado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Odyssey-MDA: Uma Ferramenta para Transformações de Modelos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Plavis/FSM: an Environment to Integrate FSM-based Testing Too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im/CPN: A Web-Based Simulator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VisualAgent: A Software Development Environment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Software Architecture for the Real Time Scheduling of Workflow Management Systems based on a Petri net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ual Connectors: Supporting the Seamless Integration of Aspects and AD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ação automatizada de drivers e stubs de teste para JUnit a partir de especificações U2T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tamento de Exceções Sensível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ertificação da Utilização de Padrões de Projeto no Desenvolvimento Orientado a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odeling Multi-Agent Systems using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table:style-name="ce60" office:value-type="string" calcext:value-type="string">
            <text:p>Specification of Real-Time Systems with Graph Gramma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Extensão do RUP para Modelagem Rigorosa de Sistemas Concorr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omponent-Based Groupware Development Based on the 3C Collaboration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Component Based Infrastructure to Develop Software Supporting Dynamic Unanticipated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njeção de Falhas na Fase de Teste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mplementing Framework Crosscutting Extensions with EJPs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 Estudo Comparativo do Tempo de Composição de um Framework Orientado a Aspectos de Persistência e de um Framework Orientado a Objetos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-oriented Code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Investigação de Modelos de Estimativas de Esforço em Gerenciament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plicando uma Metodologia Baseada em Evidência na Definição de Novas Tecnologi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Análise Comparativa de práticas de Desenvolvimento Distribuído de Software no Brasil e no exterio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os para Construção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tilizando Ontologias e Serviços Web na Computação Ubíqu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proposta para a geração semi-automática de aplicações adaptativas para dispositivos mó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WebSCharts: Uma Ferramenta para o Projeto de WebApps Baseada no Método HMBS/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ValiMPI: Uma Ferramenta para Teste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Ferramenta para Recuperação de Modelos de Processo de Software Reutil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nsforms: Uma Ferramenta MDA/EDOC para Desenvolvimento de Serviços Específicos de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cer e Phoenix: Ferramentas Integradas para a Engenharia Reversa de Modelos Dinâmicos de Java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eqODE: Uma Ferramenta de Apoio à Engenharia de Requisitos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ÉGULA – Uma Ferramenta para a Captura de Requisitos de Software através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QSEE-TAS: Uma Ferramenta para Execução e Relato Automatizados de Testes de Software para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Proposta de uma Ferramenta de Suporte ao Gerenciament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WI: Uma Ferramenta para Mineração de Rastros de Modificação em Modelos UML Version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PSW: Uma Ferramenta de Apoio à Verificação e Validação de Especificações de Restrições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CCS: Uma ferramenta flexível para o controle de modificações em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VCASE - Incluindo Design Rationale para Auxı́lio à Modelagem em Projetos de Pesqui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erlin: Interfaces CRUD Em Tempo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araká: Apoio ao Planejamento e Controle de Tes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Jaca Tool Improvements for Speeding Up Fault Injection Campaig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ência Flexível de Processos de Software com o Ambiente WebAPSE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Folksonomy in a Software Component Search Engine – Cooperative Classification through Shared Metadat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Evoluindo a Definição de Processos de Software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Definição e Implementação de um Modelo de Rastreamento para Engenharia de Requisitos Distribuí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aptor: Um Gerador de Aplicaçõe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rchTrace: A Tool for Keeping in Sync Architecture and its Implement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DMIRE: Asset Development Metrics-based Integrated Reuse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Management Tool for Component-Based Real-Time Supervision and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Distributed Software Process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lexible Software Development based on Business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nhancing the Understandability of OC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hecklist to Characterize Ubiquitous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sing Interaction Laws to Implement Dependability Explicit Computing in Open Multi-Ag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Abordagem para o Reuso de Leis de Interacão em Sistemas Multi-Ag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 Experience in Using Components for a Modular Construction of Agents for Agent-based Simul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omponent-based System Software: A Generic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Solução para Reuso e Manutenção de Transformadores de Modelos Usando a Abordagem FO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Serviço de Repositório Compartilhado e Distribuído para Suporte ao Desenvolvimento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alyzing Class and Crosscutting Modularity with Design Structure Matrix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Mecanismo de Composição de Eventos para Resolução de Exceçõe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equisitos e Arquitetura de Software Orientada a Aspectos: Uma Integração Sinérg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tilizando Reconfiguração Dinâmica e Notificação de Contextos para o Desenvolvimento de Software Ubíqu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Mining Change Traces from Versioned UML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MGraA: Uma Abordagem para Migração Gradativa de Aplic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ontos de Casos de Uso Técnicos par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Retrato da Gestão de Pessoas em Projetos de Software: Uma Visão do Gerente vs.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Ambiente para Detecção de Cenários Implícitos a partir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tatic Analysis of Java Bytecode for Domain-specific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Generalized Extremal Optimization: a Competitive Algorithm for Test Data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xperimental Evaluation of Coverage Criteria for FSM-based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airwise Structural Testing of Object and Aspect-oriented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Web Usability Inspection Technique Based on Design Perspectiv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Integration Testing of Aspect-oriented programs: a Characterization Study to Evaluate how to Minimize the Number of Stub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JaTS – AspectJ Transformation System: Tool Support for Aspect-Oriented Development and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Ferramenta BSmart para o Desenvolvimento Rigoroso de Aplicações Java Card com o Método Formal B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DBML – Ferramenta de Rastreabilidade Baseada em Metas e Léxi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Brechó: Catálogo de Componentes e Serviç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uzzy Token Player : Ferramenta de simulação de Sistemas de Gerenciamento de Workflow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JAT Framework: Creating JUnit-style Tests for Multi 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ISICARE: uma ferramenta para apoiar a avaliação de riscos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ToolDAy – A Process-Centered Domain Analysi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para o Teste de Web Services Baseado em Perturbação de Dados Dirigida por Padr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PAC: Ferramenta para Processamento e Análise de Dados Científicos no Processo de Validação de Software em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Packager: Uma Ferramenta para Descrição e Empacotamento de Artefatos de Software Reus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de Refatoração para AspectJ utilizando AspectJML e XSL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Tool for Knowledge Extraction from Source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CORE: Um Serviço de Repositório Compartilhado e Distribuído de Componen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Funções de Similaridade para Redução de Conjuntos de Casos de Teste em Estratégias de Teste Baseado em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eração de cargas de falha para campanhas de teste com injeção de falhas a partir de modelos UML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btaining Trustworthy Test Results in Multi-thread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Integration Testing of Aspect-Oriented Programs: a Structural Pointcut-Bas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Catálogo de Stubs para Apoiar 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nveiling and Taming the Liabilities of Aspect Librarie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IRDoc - An Approach to Improve Requirements Docu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mpirical Study of Requirements Elabo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valiação Experimental de um Método para Avaliação de Equipe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utilização de Modelagem de Negócios baseada em Visões -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poio à Gerência de Configuração de Artefatos de Software integrado a Execu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fining the Architecture Recovery Approach ArchMine by Incrementally Performing Evaluation Stud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Aspectos e Composição Dinâmica para prover Adaptação Ciente ao Contexto em Sistemas Ubíqu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Bio-inspired Representation Model for Engineering Self-Organizing Emer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omposição dinâmica de Web-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o de Gerência de Conhecimento para Apoiar a Rastreabilidade e a Avaliação de Impac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astreabilidade Semi-Automática Através do Mapeamento de Entidad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SSS - Process to Support Software Secur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Modelo Dinâmico para Análise dos Impactos da Rotatividade de Pessoal Durante 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Systematic Review of Dynamic Reconfiguration of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rchiMDAs: Um Arcabouço de Segurança Baseado em Transformações 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Estimating LOC for OMA primitives: an approach based on correlation and regression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clipse-Based Visualization Tool for Software Comprehens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Ferramenta Batcave para a Verificação de Especificações Formais na Notação 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CS-ODE: Uma Ferramenta de Apoio à Gerência de Configuração de Software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dyssey-MEC: Uma Ferramenta para o Controle da Evolução no Contexto do Desenvolvimento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utomated Test Execution Effort Estimation Based on Functional Test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RISTA - Code Reading Implemented with Stepwise Abstrac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ARADIGMA: Uma Ferramenta para Modelagem de Requisitos a partir de Especificações em Linguagem Natur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TeTooDS - Testing Tool for Dynamic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eatincode: Suporte à Compreensão do Espalhamento de Características pela Interpretação Visual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AMP: uma Ferramenta de Suporte a Avaliações CMMI Baseadas no Método SCAMP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IB: Um Framework de Apoio à Construção de Interface Visando Aumento de Produtividade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Variability Management in Aspect-Oriented Architecture Description Languages: An Integrat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utomating the Product Derivation Process of Multi-Agent Systems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ssessing Intra-Application Exception Handling Reuse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nowledge Repository Structure of an Experimental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Exception Flows made Explicit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ining Software Change History in an Industrial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eference Values for Object-Oriented Software Metr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etrics for Evaluation of Aspect-Oriented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and Evaluating Concern-Sensitive Design Heurist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owards a UML profile for model-driven object-relational mapp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Integrated Approach for Model Driven Process Modeling and Enact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Framework for Modeling, Building and Maintaining Enterprise Information Systems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Experimental Research on the Relationships between Preferences for Technical Activities and Behavioural Profile in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Habilities and Behavioural Profiles of SQA Professionals Related to Process Maturity Lev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veloping Motivational Programs for Software Engineers through an Experimental Metho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n the Selection of Concurrency Control Policies for Configuration Manag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sing TransFlow to Analyze Open Source Developers'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oftware Artifact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Quality Improvement for Use Case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ntegrating Problem Frames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New Approach to the Software Release Plan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Code Coverage Approach to an Infinite Failure Software Reliability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mproving a Web Usability Inspection Technique using Qualitative and Quantitative Data from an Observation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Fuzzy Continuous Resource Allocation Mechanisms in Workflow Managem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WISE: Uma Ferramenta para Auxílio no Processo de Avaliação do Modelo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senvolvimento Evolutivo de Interfaces com o Usuário em uma Abordagem Baseada em Modelos e Múltipla Prototipagem: Fast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BAST: A Tool for Bug Report Analysis and 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Crab: Uma Ferramenta de Configuração e Interpretação de Métricas de Software para Avaliação de Qualidade de Código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-FIm - Oracle for Im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BTTool – Uma Ferramenta de Apoio à Abordagem de Teste de Software baseado em Ris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m Conjunto de Ferramentas para Modelagem de Casos de Teste de Aceitaç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AFEREFACTOR – Tool for Checking Refactoring Safe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ransforms: Um Ambiente de Apoio a Modelagem e Execução de Processos de Software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SE – ferramenta de apoio à captura e representação semi-automática de design rationale em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RES – Ferramenta para seleção de recursos para tarefas de projetos de software via abordagem difusa e multicrité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Presley: uma Ferramenta de Recomendação de Especialistas no Contexto de Código-Fonte para Apoio à Colaboração em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indo um Assistente de Apoio ao Processo de Inspeção através de Análise Quantitativa e Qualitati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 Study of the Relationships between Source Code Metrics and Attractivenes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mpirical Study on the Structural Complexity Introduced by Core and Peripheral Developer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Diff: Uma ferramenta para comparação de documentos com base nas suas estruturas sintát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Reuse versus Stability: Evaluating Advanced Programming Techniqu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haracterising Faults in Aspect-Oriented Programs: Towards Filling the Gap between Theory and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Defining and Applying Detection Strategies for Aspect-Oriented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Built-in structural testing of web 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Automatizada para Geração de Cronogramas de Tarefas de Correção de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este de Mutação nos paradigmas Procedimental e Orientação a Objetos: Uma avaliacão no contexto de estrutura de d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 Driven RichUbi - Processo Dirigido a Modelos para a Construção de Interfaces Ricas de Aplicações Ubíqua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 Estudo Experimental sobre a Relação entre o Uso de Práticas Ágeis e o Sucesso de Projetos de Software que utilizam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para Gerência e Customização de Variabilidades em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dentifying Code Smells with Multiple Concern Vie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valiando as Implicações do Princípio de Projeto Common-Closure sobre a Manutenção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One Step More to Understand the Bug Report Duplication Probl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ção de Sistemas Auxiliada por Alinhamento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nspeção dos Diagramas de Atividades na Especificaçã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Estimation Based on Use Case Siz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menta de Apoio à Engenharia de Requisitos Integrada a um Ambiente Colaborativo de Código Aber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R-Diagram: Uma Ferramenta para apoiar a Análise de Impacto de Mudanças baseada em Interesse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Requisitos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alizo: an Extensible Multi-Language Source Code Analysis and Visualization Toolki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clipse-Based Multiple View Environment to Visualize Software Coup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Hist-Inspect: Uma Ferramenta de Apóio à Avaliação Sensível à História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ssistME – uma Ferramenta para Auxiliar a Refatoração para Aspectos de Tratamento de Exce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omSCId &amp; DMAsp: Identificação de Interesses Transversais e Recuperação de Modelos de Classes Anotados a partir Aplicações OO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RE GT: Automação de Testes de Desempenho e Estresse via Testes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T²: Apoio Ferramental à Geração de Casos de Testes Funcionais a partir de Casos de U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esta Toolkit: Model-Driven Software Product Lines in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aRGeT: a Model Based Product Line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IDE+: Uma Ferramenta para Extração Semi-automática de Linhas de Produtos de Software Usando Coloração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Conhecimento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crum-Half: Uma Ferramenta Web de Apoio ao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tArt – Uma Ferramenta Computacional de Apoio à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étodos Formais no SBES: Evolução e Perspectiv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25 Years of Software Engineering in Brazil: An Analysis of SBES Histo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spectos Históricos, Conceituais e Metodológicos das Publicações do Simpósio Brasileiro de Engenharia de Software: Um Mapeamento Sistemático de Literatur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oftware Engineering Research in Brazil: An Analysis of the Last Five Editions of SB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What a Long, Strange Trip It's Beeny: Past, Present, and Future Perspectives on Software Testing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wenty-five Years of Research in Structural and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arch Based Software Engineering: A Review from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aluation Studies of Software Testing Research in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ributions and Perspectives in Architectures of Software Test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AOSD Research Community in Brazil and its Crosscutting Impac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Free and Open Source Software Development and Research: Opportunities for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Emergence of Multiagent System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Genesis and Evolution of the Agile Movement in Brazil - Perspective from Academia and Indust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Indústria é de Marte e Academia é de Vên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no Estado de Mato Grosso do Sul: História, Panorama e Desaf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Da Pesquisa em Engenharia de Software à Melhoria da Qualidade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Evolução e o Impacto da Pesquisa em Desenvolvimento Distribuído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Ubíquo: Resultados Alca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ltoStratus: Uma Rede de Colaboração com Foco nos Novos Desafios e Oportunidades de Pesquisa em Computação em Nuv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On the Interplay between Structural and Logical Dependencies in Open-Sourc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Empirical Assessment of the Use of Execution Traces in Software Maint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Refactorings on Software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sing the use of graphs to represent the results of Systematic Reviews i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perimentação do Processo Model Driven RichUbi no Desenvolvimento de Interfaces Ricas Adaptativ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odelo de Avaliação de Jogos Educacionais na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gile Testing of Exceptional Behavi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extual Integration Testing of Object-Oriented and Aspect-Oriented Programs: A structural approach for Java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ariáveis de Projetos de TI "na Balança": Uma Abordagem Bayesiana para Previsão de Custos de Supor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para a Criação de Fragmentos de Requisitos para Reuso em Sistema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Approach to Generate Tools for i* Langu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Importância da Qualidade Profissional dos Analistas de Requisitos para o Sucesso dos Projetos de Desenvolvimento de Software: um Estudo para Identificar as Habilidades Mais Relev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afe Composition of Configuration Knowledge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mposição de Workflows Científicos em Projetos de E-Scie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LeSS: uma abordagem de integração do Scrum e Lean Six Sigma no desenvolvimento de customizações de software para celula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de Customização de Modelos de Capacidade/Maturidade de Processos de Software para Domínios Específ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BlackBear - Um framework para persistência de objetos em linguagens de programação sem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olTrack-SocialNetwork: Uma ferramenta de apoio à visualização de redes sociais para equipe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RS: Uma Ferramenta de Apoio ao Reus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Tool for Improving Maintainability of Preprocessor-based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Architectural Layering Violations in Aspect-Oriented Software with ArchE Met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rgoUML-SPL: Uma Linha de Produtos para Modelagem de Sistemas usando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BRe: Refatoração de Modelos de Classes OO Anotados para Modelos de Classes 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tensão da Ferramenta JaBUTi/AJ para Teste de Integração de Programas Orientados a Objetos e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JMLOK: Uma Ferramenta para Verificar Conformidade em Programas Java/J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Contribuição à Submissão e Avaliação Automática de Trabalhos de Programação com base em Atividades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RealTimePCO – A Tool for Real-Time Embedded Systems Testing Exec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poio Ferramental à Implementação do Processo de Aquisição de S&amp;SC constante em Modelos de Qualida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Ferramenta para Automação da Geração do Relatório de Alte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DErNE: A Model Driven Process-Centered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isualizando a Evolução do Comportamento Excepcional em Aplicações Multi-linguagem com eFlowMi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nitoramento da Complexidade de Junção de Ramos <text:s/>em Sistemas de Gerência d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Como a Prática de TDD Influencia o Projeto de Classes em Sistemas Orientados a Objetos: Padrões de Feedback para o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Projeto de Sistemas Embarcados: Solução para Geração de Modelos Arquiteturais AADL a partir de Modelos Funcionais em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m mecanismo de introspeção para depurar o comportamento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Geração Automática da Matriz de Rastreabilidade de Requisitos com suporte de Visual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ow the Practice of TDD Influences Class Design in Object-Oriented Systems: Patterns of Unit Tests Feedbac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 Introspection Mechanism to Debug Distribut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mbedded Systems Design: Solution for Generating AADL Architectural Models from Functional Models in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quirements Traceability Matrix: Automatic Generation and Visualiz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valuating the Branch Merging Effort in Version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he Future of Human Resources Qualifications in Software Engineering - Meeting Demands from Industry and Benefiting from Educational and Technological Adv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wareness and Comprehension in Software/Systems Engineering Practice and Education: Trends and Research Dire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silience in Dynamic Component-Based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trategic Alignment between Academy and Industry: A Virtuous Cycle to Promote Innovation in Technolog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Envisaging Software Testing in a Pervasive Computing Worl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cosystems: Trends and Impacts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Criteria for Comparison of Aspect-Oriented Requirements Engineering Approache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Using Tranformation Rules to Align Requirements and Archictectural Model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utomatic Approach to Detect Traceability Links Using Fuzzy Logic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Determining Integration and Test Orders in the Presence of Modularization Restri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unctional Validation Driven by Automated Test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Visualization, Analysis, and Testing of Java and AspectJ Programs with Multi-level System Graph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 Method for Model Checking Context-Aware Exception Handl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Prioritization of Code Anomalies Based on Architecture Sensitivenes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re Domain-Specific Detection Strategies for Code Anomalies Reusable? An Industry Multi-project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3T: From Features to Framework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 Metric of Software Size as a Tool for IT Gover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pproach to Business Processes Decomposition for Cloud Deploy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Influence of Model Structure and Test Case Profile on the Prioritization of Test Cases in the Context of Model-Based Test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he Impact of Scrum on Customer Satisfaction: An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Identifying a Subset of TMMi Practices to Establish a Streamlined Software Test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Relationship between Features Granularity and Non-conformities in Software Product Lines: An Exploratory Study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Extended Assessment of Data-Driven Bayesian Networks in Software Effort Prediction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PIMiner 2.0: Recomendação de Exemplos de Uso de APIs usando Regras de Associ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Anot - An Array Annotator for C and C++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chLint: Uma Ferramenta para Detecção de Violações Arquiteturais usando Histórico de Vers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ETA: a tool for test case generation based on B specifications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ugMaps-Granger: A Tool for Causality Analysis between Source Code Metrics and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CKDM - A Concern Mining Tool for Assisting in the Architecture-Driven Moderniz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lligens: A Tool to Support the Development of Preprocessor-based Software Product Lines in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ncernMeBS: Metrics-based Detection of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ntities: Um Framework Baseado em Naked Objects para Desenvolvimento de Aplicações com Interfaces Custom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XTFV: Automated Test Case Execution and Automated Generation of Artifacts related to the Verification and Valid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Flow Tracking: Uma ferramenta para detecção de vazamento de informações sigilosa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JMove: Seus Métodos em Classes Apropriada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NextFlow: Um Framework para Mapeamento de Processos de Negócio 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SCRUMMPS 2.0 - Apoio Computacional Interativo para Scrum e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opicViewer: Evaluating Remodularizations Using Semantic Clus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Systematic Review on the Use of Ontologies in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Categorizing Faults in Exception Handling: A Study of Open Sourc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On the Extraction of Cookbooks for APIs from the Crowd Knowledg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Rapid Releases Affect Bug Reopening? A Case Study of Firefox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Extracting New Metrics from Version Control System for the Comparison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Preliminary Empirical Identification of Barriers Faced by Newcomers to Open Sourc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KDM-AO: An Aspect-Oriented Extension of the Knowledge Discovery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riangulating Experiments in an Industrial Setting to Evaluate Preferred Representational Systems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Growing a Reduced Set of Mutation Opera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When Code-Anomaly Agglomerations Represent Architectural Problems?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Search-Based Approaches Improve the Design of Self-Adaptive Systems? A Controlled Experi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owards a Difference Detection Algorithm Aware of Refactoring-Related Chan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he Role of Organizational Culture in Software Development Practices: A Cross-Case Analysis of Four Software Compan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Reinforcing Software Engineering Learning through Prov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Variability Identification and Representation in Software Product Line UML Sequence Diagrams: Proposal and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onDo-Eclipse: An Integrated Development Environment for Ginga-NCL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sing a Controlled Experiment to Evaluate Usability Inspection Technologies for Improving the Quality of Mobile Web Applications Earlier in their Desig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Improving a Usability Inspection Technique Based on Quantitative and Qualitative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rchViz: a Tool to Support Architecture Recovery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ma Ferramenta para Verificação de Conformidade Visando Diferentes Percepções de Arquitetur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Extract: An Eclipse Plug-in for Recommending Automated Extract Method Refactorin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dularityCheck: A Tool for Assessing Modularity using Co-Change Clust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uggets Miner: Assisting Developers by Harnessing the StackOverflow Crowd Knowledge and the GitHub Traceabi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extBug: A Tool for Recommending Similar Bugs in Open-Sourc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unTester: A fully automatic functional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MLOK2: A tool for detecting and categorizing nonconform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Rapid Approach for Building a Semantically Well Founded Circus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Config: Product Configuration in Software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ICE: Software Product Line Integrated Construction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lexMonitorWS: uma solução para monitoração de serviços Web com foco em atributos de Q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Code Smell Detection Tool for Compositional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ccTrace: Considerando Acessibilidade no Processo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ider-RM: Uma Ferramenta para Auxílio ao Gerenciamento de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Tool to Generate Natural Language Text from Business Process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vestigating the Correspondence between Mutations and Static W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toQAI: An Ontology to Support Quality Assurance Insp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utation and Multi-objective Test Data Generation Approach for Feature Testing of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SECO-SUP: Support Process in Mobile Software Eco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 Experiment on Process Model Understandability Using Textual Work Instructions and BPMN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Towards an Approach Matching CMD and DSR to Improve the Academia-Industry Software Development Partnership: A Case of Agile and UX Integ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Harmonizing MPS.BR and CERTICS: A Case Study in a Maturity Level F 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ormalization of Mapping Rules from iStar to Class Diagram in U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liciting Requirements Using Personas and Empathy Map to Enhance the User Exper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alysis of Scenarios with Petri-Net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Predicting Change Propagation from Repository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ethod to Derive Metric Thresholds for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 the Conceptual Cohesion of Co-Change Clus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Concern Visualization Approach for Improving MATLAB and Octave Program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utomatic Spreadsheet Generation from Conceptual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valuating Collaborative Practices in Acquiring Programming Skills: Findings of a Controlled Experi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creasing the Self-Efficacy of Newcomers to Open Source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fluence of the Review of Executed Activities Utilizing Planning Po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Challenges in Analyzing Software Documentation in Portugu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hy Statically Estimate Code Coverage is So Hard? A Report of Lessons Lear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Bayesian Network Model to Assess Agile Teams' Teamwork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bservatório do Investimento - Uma plataforma computacional para coleta, tratamento, mineração, análise, distribuição e visualização de dados de mı́dias Web para o mercado de capitais brasilei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ipRop: A Dynamic Detector of ROP Att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rchRuby: Conformidade e Visualização Arquitetural em Linguagen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martHomeRiSE: An DSPL to Home Auto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ACRES 2.0: Suporte à Recomendação de Configurações considerando Múltiplos Stakehol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AwTIM – Uma Ferramenta para Rastreabilidade da Informação em Análises de Ris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CARU-FB &amp; FBE: Um Ambiente de Desenvolvimento Aderente à Norma IEC 61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estrictifier: a tool to disambiguate pointers at function call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tino: Colocação Automática de Computação em Hardware Heterogên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ulti-Level Mutation Testing of Java and AspectJ Programs Supported by the Proteum/AJv2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TControol: Ferramenta de Apoio à Recomendação e Controle de Critérios de Teste em Aplicações Mó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symptus - A Tool for Automatic Inference of Loop Complex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lowTracker - Detecção de Código Não Isócrono via Análise Estática de Flux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PTrans: Um assistente para Verificação de Programas no Frama-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JSClassFinder: A Tool to Detect Class-like Structures in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ORTT - A Service Oriented Requirements Traceability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sight: uma ferramenta para análise qualitativa de dados apoiada por mineração de texto e visualização de informaç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 table:number-rows-repeated="10476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shapes>
          <draw:frame draw:z-index="0" draw:style-name="gr1" draw:text-style-name="P1" svg:width="244.7mm" svg:height="89.99mm" svg:x="0mm" svg:y="141.22mm">
            <loext:p draw:notify-on-update-of-ranges="Results.A2:Results.A26 Results.F1:Results.F1 Results.F2:Results.F26 Results.D1:Results.D1 Results.D2:Results.D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45.25mm" svg:height="89.99mm" svg:x="0mm" svg:y="233.68mm">
            <loext:p draw:notify-on-update-of-ranges="Results.A2:Results.A26 Results.K1:Results.K1 Results.K2:Results.K26 Results.I1:Results.I1 Results.I2:Results.I2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245.33mm" svg:height="90.88mm" svg:x="0mm" svg:y="330.5mm">
            <loext:p draw:notify-on-update-of-ranges="Results.A2:Results.A26 Results.O1:Results.O1 Results.O2:Results.O2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245.33mm" svg:height="90.88mm" svg:x="-0.14mm" svg:y="427.61mm">
            <loext:p draw:notify-on-update-of-ranges="Results.A2:Results.A26 Results.O1:Results.O1 Results.O2:Results.O26 Results.M1:Results.M1 Results.M2:Results.M2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245.88mm" svg:height="89.99mm" svg:x="0mm" svg:y="533.26mm">
            <loext:p draw:notify-on-update-of-ranges="Results.A2:Results.A26 Results.H1:Results.H1 Results.I2:Results.I26 Results.C1:Results.C1 Results.D2:Results.D2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ce23"/>
        <table:table-column table:style-name="co9" table:default-cell-style-name="Default"/>
        <table:table-column table:style-name="co10" table:default-cell-style-name="ce48"/>
        <table:table-column table:style-name="co11" table:default-cell-style-name="ce48"/>
        <table:table-column table:style-name="co12" table:default-cell-style-name="ce50"/>
        <table:table-column table:style-name="co13" table:default-cell-style-name="ce52"/>
        <table:table-column table:style-name="co14" table:default-cell-style-name="Default"/>
        <table:table-column table:style-name="co3" table:number-columns-repeated="2" table:default-cell-style-name="ce48"/>
        <table:table-column table:style-name="co3" table:default-cell-style-name="ce50"/>
        <table:table-column table:style-name="co3" table:default-cell-style-name="ce52"/>
        <table:table-column table:style-name="co15" table:default-cell-style-name="Default"/>
        <table:table-column table:style-name="co3" table:default-cell-style-name="ce48"/>
        <table:table-column table:style-name="co3" table:default-cell-style-name="ce28"/>
        <table:table-column table:style-name="co3" table:default-cell-style-name="ce52"/>
        <table:table-row table:style-name="ro1">
          <table:table-cell table:style-name="ce47" office:value-type="string" calcext:value-type="string">
            <text:p>Ano</text:p>
          </table:table-cell>
          <table:table-cell/>
          <table:table-cell table:style-name="ce47" office:value-type="string" calcext:value-type="string">
            <text:p>SCAM</text:p>
          </table:table-cell>
          <table:table-cell table:style-name="ce47" office:value-type="string" calcext:value-type="string">
            <text:p>Artigos</text:p>
          </table:table-cell>
          <table:table-cell table:style-name="ce47" office:value-type="string" calcext:value-type="string">
            <text:p>Filtro (2)</text:p>
          </table:table-cell>
          <table:table-cell table:style-name="ce47" office:value-type="string" calcext:value-type="string">
            <text:p>Seleção</text:p>
          </table:table-cell>
          <table:table-cell/>
          <table:table-cell table:style-name="ce47" office:value-type="string" calcext:value-type="string">
            <text:p>ASE</text:p>
          </table:table-cell>
          <table:table-cell table:style-name="ce47" office:value-type="string" calcext:value-type="string">
            <text:p>Artigos</text:p>
          </table:table-cell>
          <table:table-cell table:style-name="ce47" office:value-type="string" calcext:value-type="string">
            <text:p>Filtro (2)</text:p>
          </table:table-cell>
          <table:table-cell table:style-name="ce47" office:value-type="string" calcext:value-type="string">
            <text:p>Seleção</text:p>
          </table:table-cell>
          <table:table-cell/>
          <table:table-cell table:style-name="ce47" office:value-type="string" calcext:value-type="string">
            <text:p>Artigos</text:p>
          </table:table-cell>
          <table:table-cell table:style-name="ce47" office:value-type="string" calcext:value-type="string">
            <text:p>Filtro (2)</text:p>
          </table:table-cell>
          <table:table-cell table:style-name="ce47" office:value-type="string" calcext:value-type="string">
            <text:p>Seleção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1</text:p>
          </table:table-cell>
          <table:table-cell table:formula="of:=COUNTIF(['Papers ASE'.$A$1:.$A$1553]; [.H2])" office:value-type="float" office:value="28" calcext:value-type="float">
            <text:p>28</text:p>
          </table:table-cell>
          <table:table-cell table:style-name="ce28" table:formula="of:=COUNTIFS(['Papers ASE'.$A$1:.$A$1552]; [.H2]; ['Papers ASE'.$C$1:.$C$1552]; &quot;SIM&quot;)" office:value-type="float" office:value="0" calcext:value-type="float">
            <text:p>0</text:p>
          </table:table-cell>
          <table:table-cell table:formula="of:=COUNTIFS(['Papers ASE'.$A$1:.$A$1552]; [.$H2]; ['Papers ASE'.$D$1:.$D$1552]; &quot;SIM&quot;)" office:value-type="float" office:value="0" calcext:value-type="float">
            <text:p>0</text:p>
          </table:table-cell>
          <table:table-cell/>
          <table:table-cell table:formula="of:=[.D2]+[.I2]" office:value-type="float" office:value="28" calcext:value-type="float">
            <text:p>28</text:p>
          </table:table-cell>
          <table:table-cell table:formula="of:=[.E2]+[.J2]" office:value-type="float" office:value="0" calcext:value-type="float">
            <text:p>0</text:p>
          </table:table-cell>
          <table:table-cell table:formula="of:=[.F2]+[.K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2</text:p>
          </table:table-cell>
          <table:table-cell table:formula="of:=COUNTIF(['Papers ASE'.$A$1:.$A$1553]; [.H3])" office:value-type="float" office:value="25" calcext:value-type="float">
            <text:p>25</text:p>
          </table:table-cell>
          <table:table-cell table:formula="of:=COUNTIFS(['Papers ASE'.$A$1:.$A$1552]; [.H3]; ['Papers ASE'.$C$1:.$C$1552]; &quot;SIM&quot;)" office:value-type="float" office:value="0" calcext:value-type="float">
            <text:p>0</text:p>
          </table:table-cell>
          <table:table-cell table:formula="of:=COUNTIFS(['Papers ASE'.$A$1:.$A$1552]; [.$H3]; ['Papers ASE'.$D$1:.$D$1552]; &quot;SIM&quot;)" office:value-type="float" office:value="0" calcext:value-type="float">
            <text:p>0</text:p>
          </table:table-cell>
          <table:table-cell/>
          <table:table-cell table:formula="of:=[.D3]+[.I3]" office:value-type="float" office:value="25" calcext:value-type="float">
            <text:p>25</text:p>
          </table:table-cell>
          <table:table-cell table:formula="of:=[.E3]+[.J3]" office:value-type="float" office:value="0" calcext:value-type="float">
            <text:p>0</text:p>
          </table:table-cell>
          <table:table-cell table:formula="of:=[.F3]+[.K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3</text:p>
          </table:table-cell>
          <table:table-cell table:formula="of:=COUNTIF(['Papers ASE'.$A$1:.$A$1553]; [.H4])" office:value-type="float" office:value="21" calcext:value-type="float">
            <text:p>21</text:p>
          </table:table-cell>
          <table:table-cell table:formula="of:=COUNTIFS(['Papers ASE'.$A$1:.$A$1552]; [.H4]; ['Papers ASE'.$C$1:.$C$1552]; &quot;SIM&quot;)" office:value-type="float" office:value="0" calcext:value-type="float">
            <text:p>0</text:p>
          </table:table-cell>
          <table:table-cell table:formula="of:=COUNTIFS(['Papers ASE'.$A$1:.$A$1552]; [.$H4]; ['Papers ASE'.$D$1:.$D$1552]; &quot;SIM&quot;)" office:value-type="float" office:value="0" calcext:value-type="float">
            <text:p>0</text:p>
          </table:table-cell>
          <table:table-cell/>
          <table:table-cell table:formula="of:=[.D4]+[.I4]" office:value-type="float" office:value="21" calcext:value-type="float">
            <text:p>21</text:p>
          </table:table-cell>
          <table:table-cell table:formula="of:=[.E4]+[.J4]" office:value-type="float" office:value="0" calcext:value-type="float">
            <text:p>0</text:p>
          </table:table-cell>
          <table:table-cell table:formula="of:=[.F4]+[.K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4</text:p>
          </table:table-cell>
          <table:table-cell table:formula="of:=COUNTIF(['Papers ASE'.$A$1:.$A$1553]; [.H5])" office:value-type="float" office:value="23" calcext:value-type="float">
            <text:p>23</text:p>
          </table:table-cell>
          <table:table-cell table:formula="of:=COUNTIFS(['Papers ASE'.$A$1:.$A$1552]; [.H5]; ['Papers ASE'.$C$1:.$C$1552]; &quot;SIM&quot;)" office:value-type="float" office:value="0" calcext:value-type="float">
            <text:p>0</text:p>
          </table:table-cell>
          <table:table-cell table:formula="of:=COUNTIFS(['Papers ASE'.$A$1:.$A$1552]; [.$H5]; ['Papers ASE'.$D$1:.$D$1552]; &quot;SIM&quot;)" office:value-type="float" office:value="0" calcext:value-type="float">
            <text:p>0</text:p>
          </table:table-cell>
          <table:table-cell/>
          <table:table-cell table:formula="of:=[.D5]+[.I5]" office:value-type="float" office:value="23" calcext:value-type="float">
            <text:p>23</text:p>
          </table:table-cell>
          <table:table-cell table:formula="of:=[.E5]+[.J5]" office:value-type="float" office:value="0" calcext:value-type="float">
            <text:p>0</text:p>
          </table:table-cell>
          <table:table-cell table:formula="of:=[.F5]+[.K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5</text:p>
          </table:table-cell>
          <table:table-cell table:formula="of:=COUNTIF(['Papers ASE'.$A$1:.$A$1553]; [.H6])" office:value-type="float" office:value="23" calcext:value-type="float">
            <text:p>23</text:p>
          </table:table-cell>
          <table:table-cell table:formula="of:=COUNTIFS(['Papers ASE'.$A$1:.$A$1552]; [.H6]; ['Papers ASE'.$C$1:.$C$1552]; &quot;SIM&quot;)" office:value-type="float" office:value="0" calcext:value-type="float">
            <text:p>0</text:p>
          </table:table-cell>
          <table:table-cell table:formula="of:=COUNTIFS(['Papers ASE'.$A$1:.$A$1552]; [.$H6]; ['Papers ASE'.$D$1:.$D$1552]; &quot;SIM&quot;)" office:value-type="float" office:value="0" calcext:value-type="float">
            <text:p>0</text:p>
          </table:table-cell>
          <table:table-cell/>
          <table:table-cell table:formula="of:=[.D6]+[.I6]" office:value-type="float" office:value="23" calcext:value-type="float">
            <text:p>23</text:p>
          </table:table-cell>
          <table:table-cell table:formula="of:=[.E6]+[.J6]" office:value-type="float" office:value="0" calcext:value-type="float">
            <text:p>0</text:p>
          </table:table-cell>
          <table:table-cell table:formula="of:=[.F6]+[.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6</text:p>
          </table:table-cell>
          <table:table-cell table:formula="of:=COUNTIF(['Papers ASE'.$A$1:.$A$1553]; [.H7])" office:value-type="float" office:value="15" calcext:value-type="float">
            <text:p>15</text:p>
          </table:table-cell>
          <table:table-cell table:formula="of:=COUNTIFS(['Papers ASE'.$A$1:.$A$1552]; [.H7]; ['Papers ASE'.$C$1:.$C$1552]; &quot;SIM&quot;)" office:value-type="float" office:value="0" calcext:value-type="float">
            <text:p>0</text:p>
          </table:table-cell>
          <table:table-cell table:formula="of:=COUNTIFS(['Papers ASE'.$A$1:.$A$1552]; [.$H7]; ['Papers ASE'.$D$1:.$D$1552]; &quot;SIM&quot;)" office:value-type="float" office:value="0" calcext:value-type="float">
            <text:p>0</text:p>
          </table:table-cell>
          <table:table-cell/>
          <table:table-cell table:formula="of:=[.D7]+[.I7]" office:value-type="float" office:value="15" calcext:value-type="float">
            <text:p>15</text:p>
          </table:table-cell>
          <table:table-cell table:formula="of:=[.E7]+[.J7]" office:value-type="float" office:value="0" calcext:value-type="float">
            <text:p>0</text:p>
          </table:table-cell>
          <table:table-cell table:formula="of:=[.F7]+[.K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7</text:p>
          </table:table-cell>
          <table:table-cell table:formula="of:=COUNTIF(['Papers ASE'.$A$1:.$A$1553]; [.H8])" office:value-type="float" office:value="47" calcext:value-type="float">
            <text:p>47</text:p>
          </table:table-cell>
          <table:table-cell table:formula="of:=COUNTIFS(['Papers ASE'.$A$1:.$A$1552]; [.H8]; ['Papers ASE'.$C$1:.$C$1552]; &quot;SIM&quot;)" office:value-type="float" office:value="1" calcext:value-type="float">
            <text:p>1</text:p>
          </table:table-cell>
          <table:table-cell table:formula="of:=COUNTIFS(['Papers ASE'.$A$1:.$A$1552]; [.$H8]; ['Papers ASE'.$D$1:.$D$1552]; &quot;SIM&quot;)" office:value-type="float" office:value="0" calcext:value-type="float">
            <text:p>0</text:p>
          </table:table-cell>
          <table:table-cell/>
          <table:table-cell table:formula="of:=[.D8]+[.I8]" office:value-type="float" office:value="47" calcext:value-type="float">
            <text:p>47</text:p>
          </table:table-cell>
          <table:table-cell table:formula="of:=[.E8]+[.J8]" office:value-type="float" office:value="1" calcext:value-type="float">
            <text:p>1</text:p>
          </table:table-cell>
          <table:table-cell table:formula="of:=[.F8]+[.K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8</text:p>
          </table:table-cell>
          <table:table-cell table:formula="of:=COUNTIF(['Papers ASE'.$A$1:.$A$1553]; [.H9])" office:value-type="float" office:value="44" calcext:value-type="float">
            <text:p>44</text:p>
          </table:table-cell>
          <table:table-cell table:formula="of:=COUNTIFS(['Papers ASE'.$A$1:.$A$1552]; [.H9]; ['Papers ASE'.$C$1:.$C$1552]; &quot;SIM&quot;)" office:value-type="float" office:value="4" calcext:value-type="float">
            <text:p>4</text:p>
          </table:table-cell>
          <table:table-cell table:formula="of:=COUNTIFS(['Papers ASE'.$A$1:.$A$1552]; [.$H9]; ['Papers ASE'.$D$1:.$D$1552]; &quot;SIM&quot;)" office:value-type="float" office:value="0" calcext:value-type="float">
            <text:p>0</text:p>
          </table:table-cell>
          <table:table-cell/>
          <table:table-cell table:formula="of:=[.D9]+[.I9]" office:value-type="float" office:value="44" calcext:value-type="float">
            <text:p>44</text:p>
          </table:table-cell>
          <table:table-cell table:formula="of:=[.E9]+[.J9]" office:value-type="float" office:value="4" calcext:value-type="float">
            <text:p>4</text:p>
          </table:table-cell>
          <table:table-cell table:formula="of:=[.F9]+[.K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9</text:p>
          </table:table-cell>
          <table:table-cell table:formula="of:=COUNTIF(['Papers ASE'.$A$1:.$A$1553]; [.H10])" office:value-type="float" office:value="50" calcext:value-type="float">
            <text:p>50</text:p>
          </table:table-cell>
          <table:table-cell table:formula="of:=COUNTIFS(['Papers ASE'.$A$1:.$A$1552]; [.H10]; ['Papers ASE'.$C$1:.$C$1552]; &quot;SIM&quot;)" office:value-type="float" office:value="0" calcext:value-type="float">
            <text:p>0</text:p>
          </table:table-cell>
          <table:table-cell table:formula="of:=COUNTIFS(['Papers ASE'.$A$1:.$A$1552]; [.$H10]; ['Papers ASE'.$D$1:.$D$1552]; &quot;SIM&quot;)" office:value-type="float" office:value="0" calcext:value-type="float">
            <text:p>0</text:p>
          </table:table-cell>
          <table:table-cell/>
          <table:table-cell table:formula="of:=[.D10]+[.I10]" office:value-type="float" office:value="50" calcext:value-type="float">
            <text:p>50</text:p>
          </table:table-cell>
          <table:table-cell table:formula="of:=[.E10]+[.J10]" office:value-type="float" office:value="0" calcext:value-type="float">
            <text:p>0</text:p>
          </table:table-cell>
          <table:table-cell table:formula="of:=[.F10]+[.K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2000</text:p>
          </table:table-cell>
          <table:table-cell table:formula="of:=COUNTIF(['Papers ASE'.$A$1:.$A$1553]; [.H11])" office:value-type="float" office:value="44" calcext:value-type="float">
            <text:p>44</text:p>
          </table:table-cell>
          <table:table-cell table:formula="of:=COUNTIFS(['Papers ASE'.$A$1:.$A$1552]; [.H11]; ['Papers ASE'.$C$1:.$C$1552]; &quot;SIM&quot;)" office:value-type="float" office:value="2" calcext:value-type="float">
            <text:p>2</text:p>
          </table:table-cell>
          <table:table-cell table:formula="of:=COUNTIFS(['Papers ASE'.$A$1:.$A$1552]; [.$H11]; ['Papers ASE'.$D$1:.$D$1552]; &quot;SIM&quot;)" office:value-type="float" office:value="0" calcext:value-type="float">
            <text:p>0</text:p>
          </table:table-cell>
          <table:table-cell/>
          <table:table-cell table:formula="of:=[.D11]+[.I11]" office:value-type="float" office:value="44" calcext:value-type="float">
            <text:p>44</text:p>
          </table:table-cell>
          <table:table-cell table:formula="of:=[.E11]+[.J11]" office:value-type="float" office:value="2" calcext:value-type="float">
            <text:p>2</text:p>
          </table:table-cell>
          <table:table-cell table:formula="of:=[.F11]+[.K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SCAM 2001</text:p>
          </table:table-cell>
          <table:table-cell table:formula="of:=COUNTIF(['Papers SCAM'.$A$1:.$A$361]; [.C12])" office:value-type="float" office:value="23" calcext:value-type="float">
            <text:p>23</text:p>
          </table:table-cell>
          <table:table-cell table:formula="of:=COUNTIFS(['Papers SCAM'.$A$1:.$A$361]; [.C12]; ['Papers SCAM'.$C$1:.$C$361]; &quot;SIM&quot;)" office:value-type="float" office:value="6" calcext:value-type="float">
            <text:p>6</text:p>
          </table:table-cell>
          <table:table-cell table:formula="of:=COUNTIFS(['Papers SCAM'.$A$1:.$A$361]; [.$C12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1</text:p>
          </table:table-cell>
          <table:table-cell table:formula="of:=COUNTIF(['Papers ASE'.$A$1:.$A$1553]; [.H12])" office:value-type="float" office:value="68" calcext:value-type="float">
            <text:p>68</text:p>
          </table:table-cell>
          <table:table-cell table:formula="of:=COUNTIFS(['Papers ASE'.$A$1:.$A$1552]; [.H12]; ['Papers ASE'.$C$1:.$C$1552]; &quot;SIM&quot;)" office:value-type="float" office:value="7" calcext:value-type="float">
            <text:p>7</text:p>
          </table:table-cell>
          <table:table-cell table:formula="of:=COUNTIFS(['Papers ASE'.$A$1:.$A$1552]; [.$H12]; ['Papers ASE'.$D$1:.$D$1552]; &quot;SIM&quot;)" office:value-type="float" office:value="2" calcext:value-type="float">
            <text:p>2</text:p>
          </table:table-cell>
          <table:table-cell/>
          <table:table-cell table:formula="of:=[.D12]+[.I12]" office:value-type="float" office:value="91" calcext:value-type="float">
            <text:p>91</text:p>
          </table:table-cell>
          <table:table-cell table:formula="of:=[.E12]+[.J12]" office:value-type="float" office:value="13" calcext:value-type="float">
            <text:p>13</text:p>
          </table:table-cell>
          <table:table-cell table:formula="of:=[.F12]+[.K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SCAM 2002</text:p>
          </table:table-cell>
          <table:table-cell table:formula="of:=COUNTIF(['Papers SCAM'.$A$1:.$A$361]; [.C13])" office:value-type="float" office:value="18" calcext:value-type="float">
            <text:p>18</text:p>
          </table:table-cell>
          <table:table-cell table:formula="of:=COUNTIFS(['Papers SCAM'.$A$1:.$A$361]; [.C13]; ['Papers SCAM'.$C$1:.$C$361]; &quot;SIM&quot;)" office:value-type="float" office:value="6" calcext:value-type="float">
            <text:p>6</text:p>
          </table:table-cell>
          <table:table-cell table:formula="of:=COUNTIFS(['Papers SCAM'.$A$1:.$A$361]; [.$C13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2</text:p>
          </table:table-cell>
          <table:table-cell table:formula="of:=COUNTIF(['Papers ASE'.$A$1:.$A$1553]; [.H13])" office:value-type="float" office:value="46" calcext:value-type="float">
            <text:p>46</text:p>
          </table:table-cell>
          <table:table-cell table:formula="of:=COUNTIFS(['Papers ASE'.$A$1:.$A$1552]; [.H13]; ['Papers ASE'.$C$1:.$C$1552]; &quot;SIM&quot;)" office:value-type="float" office:value="5" calcext:value-type="float">
            <text:p>5</text:p>
          </table:table-cell>
          <table:table-cell table:formula="of:=COUNTIFS(['Papers ASE'.$A$1:.$A$1552]; [.$H13]; ['Papers ASE'.$D$1:.$D$1552]; &quot;SIM&quot;)" office:value-type="float" office:value="0" calcext:value-type="float">
            <text:p>0</text:p>
          </table:table-cell>
          <table:table-cell/>
          <table:table-cell table:formula="of:=[.D13]+[.I13]" office:value-type="float" office:value="64" calcext:value-type="float">
            <text:p>64</text:p>
          </table:table-cell>
          <table:table-cell table:formula="of:=[.E13]+[.J13]" office:value-type="float" office:value="11" calcext:value-type="float">
            <text:p>11</text:p>
          </table:table-cell>
          <table:table-cell table:formula="of:=[.F13]+[.K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SCAM 2003</text:p>
          </table:table-cell>
          <table:table-cell table:formula="of:=COUNTIF(['Papers SCAM'.$A$1:.$A$361]; [.C14])" office:value-type="float" office:value="21" calcext:value-type="float">
            <text:p>21</text:p>
          </table:table-cell>
          <table:table-cell table:formula="of:=COUNTIFS(['Papers SCAM'.$A$1:.$A$361]; [.C14]; ['Papers SCAM'.$C$1:.$C$361]; &quot;SIM&quot;)" office:value-type="float" office:value="8" calcext:value-type="float">
            <text:p>8</text:p>
          </table:table-cell>
          <table:table-cell table:formula="of:=COUNTIFS(['Papers SCAM'.$A$1:.$A$361]; [.$C14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03</text:p>
          </table:table-cell>
          <table:table-cell table:formula="of:=COUNTIF(['Papers ASE'.$A$1:.$A$1553]; [.H14])" office:value-type="float" office:value="54" calcext:value-type="float">
            <text:p>54</text:p>
          </table:table-cell>
          <table:table-cell table:formula="of:=COUNTIFS(['Papers ASE'.$A$1:.$A$1552]; [.H14]; ['Papers ASE'.$C$1:.$C$1552]; &quot;SIM&quot;)" office:value-type="float" office:value="5" calcext:value-type="float">
            <text:p>5</text:p>
          </table:table-cell>
          <table:table-cell table:formula="of:=COUNTIFS(['Papers ASE'.$A$1:.$A$1552]; [.$H14]; ['Papers ASE'.$D$1:.$D$1552]; &quot;SIM&quot;)" office:value-type="float" office:value="1" calcext:value-type="float">
            <text:p>1</text:p>
          </table:table-cell>
          <table:table-cell/>
          <table:table-cell table:formula="of:=[.D14]+[.I14]" office:value-type="float" office:value="75" calcext:value-type="float">
            <text:p>75</text:p>
          </table:table-cell>
          <table:table-cell table:formula="of:=[.E14]+[.J14]" office:value-type="float" office:value="13" calcext:value-type="float">
            <text:p>13</text:p>
          </table:table-cell>
          <table:table-cell table:formula="of:=[.F14]+[.K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CAM 2004</text:p>
          </table:table-cell>
          <table:table-cell table:formula="of:=COUNTIF(['Papers SCAM'.$A$1:.$A$361]; [.C15])" office:value-type="float" office:value="17" calcext:value-type="float">
            <text:p>17</text:p>
          </table:table-cell>
          <table:table-cell table:formula="of:=COUNTIFS(['Papers SCAM'.$A$1:.$A$361]; [.C15]; ['Papers SCAM'.$C$1:.$C$361]; &quot;SIM&quot;)" office:value-type="float" office:value="3" calcext:value-type="float">
            <text:p>3</text:p>
          </table:table-cell>
          <table:table-cell table:formula="of:=COUNTIFS(['Papers SCAM'.$A$1:.$A$361]; [.$C15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4</text:p>
          </table:table-cell>
          <table:table-cell table:formula="of:=COUNTIF(['Papers ASE'.$A$1:.$A$1553]; [.H15])" office:value-type="float" office:value="66" calcext:value-type="float">
            <text:p>66</text:p>
          </table:table-cell>
          <table:table-cell table:formula="of:=COUNTIFS(['Papers ASE'.$A$1:.$A$1552]; [.H15]; ['Papers ASE'.$C$1:.$C$1552]; &quot;SIM&quot;)" office:value-type="float" office:value="7" calcext:value-type="float">
            <text:p>7</text:p>
          </table:table-cell>
          <table:table-cell table:formula="of:=COUNTIFS(['Papers ASE'.$A$1:.$A$1552]; [.$H15]; ['Papers ASE'.$D$1:.$D$1552]; &quot;SIM&quot;)" office:value-type="float" office:value="0" calcext:value-type="float">
            <text:p>0</text:p>
          </table:table-cell>
          <table:table-cell/>
          <table:table-cell table:formula="of:=[.D15]+[.I15]" office:value-type="float" office:value="83" calcext:value-type="float">
            <text:p>83</text:p>
          </table:table-cell>
          <table:table-cell table:formula="of:=[.E15]+[.J15]" office:value-type="float" office:value="10" calcext:value-type="float">
            <text:p>10</text:p>
          </table:table-cell>
          <table:table-cell table:formula="of:=[.F15]+[.K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CAM 2005</text:p>
          </table:table-cell>
          <table:table-cell table:formula="of:=COUNTIF(['Papers SCAM'.$A$1:.$A$361]; [.C16])" office:value-type="float" office:value="19" calcext:value-type="float">
            <text:p>19</text:p>
          </table:table-cell>
          <table:table-cell table:formula="of:=COUNTIFS(['Papers SCAM'.$A$1:.$A$361]; [.C16]; ['Papers SCAM'.$C$1:.$C$361]; &quot;SIM&quot;)" office:value-type="float" office:value="7" calcext:value-type="float">
            <text:p>7</text:p>
          </table:table-cell>
          <table:table-cell table:formula="of:=COUNTIFS(['Papers SCAM'.$A$1:.$A$361]; [.$C16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5</text:p>
          </table:table-cell>
          <table:table-cell table:formula="of:=COUNTIF(['Papers ASE'.$A$1:.$A$1553]; [.H16])" office:value-type="float" office:value="72" calcext:value-type="float">
            <text:p>72</text:p>
          </table:table-cell>
          <table:table-cell table:formula="of:=COUNTIFS(['Papers ASE'.$A$1:.$A$1552]; [.H16]; ['Papers ASE'.$C$1:.$C$1552]; &quot;SIM&quot;)" office:value-type="float" office:value="11" calcext:value-type="float">
            <text:p>11</text:p>
          </table:table-cell>
          <table:table-cell table:formula="of:=COUNTIFS(['Papers ASE'.$A$1:.$A$1552]; [.$H16]; ['Papers ASE'.$D$1:.$D$1552]; &quot;SIM&quot;)" office:value-type="float" office:value="0" calcext:value-type="float">
            <text:p>0</text:p>
          </table:table-cell>
          <table:table-cell/>
          <table:table-cell table:formula="of:=[.D16]+[.I16]" office:value-type="float" office:value="91" calcext:value-type="float">
            <text:p>91</text:p>
          </table:table-cell>
          <table:table-cell table:formula="of:=[.E16]+[.J16]" office:value-type="float" office:value="18" calcext:value-type="float">
            <text:p>18</text:p>
          </table:table-cell>
          <table:table-cell table:formula="of:=[.F16]+[.K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CAM 2006</text:p>
          </table:table-cell>
          <table:table-cell table:formula="of:=COUNTIF(['Papers SCAM'.$A$1:.$A$361]; [.C17])" office:value-type="float" office:value="22" calcext:value-type="float">
            <text:p>22</text:p>
          </table:table-cell>
          <table:table-cell table:formula="of:=COUNTIFS(['Papers SCAM'.$A$1:.$A$361]; [.C17]; ['Papers SCAM'.$C$1:.$C$361]; &quot;SIM&quot;)" office:value-type="float" office:value="10" calcext:value-type="float">
            <text:p>10</text:p>
          </table:table-cell>
          <table:table-cell table:formula="of:=COUNTIFS(['Papers SCAM'.$A$1:.$A$361]; [.$C17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06</text:p>
          </table:table-cell>
          <table:table-cell table:formula="of:=COUNTIF(['Papers ASE'.$A$1:.$A$1553]; [.H17])" office:value-type="float" office:value="58" calcext:value-type="float">
            <text:p>58</text:p>
          </table:table-cell>
          <table:table-cell table:formula="of:=COUNTIFS(['Papers ASE'.$A$1:.$A$1552]; [.H17]; ['Papers ASE'.$C$1:.$C$1552]; &quot;SIM&quot;)" office:value-type="float" office:value="12" calcext:value-type="float">
            <text:p>12</text:p>
          </table:table-cell>
          <table:table-cell table:formula="of:=COUNTIFS(['Papers ASE'.$A$1:.$A$1552]; [.$H17]; ['Papers ASE'.$D$1:.$D$1552]; &quot;SIM&quot;)" office:value-type="float" office:value="2" calcext:value-type="float">
            <text:p>2</text:p>
          </table:table-cell>
          <table:table-cell/>
          <table:table-cell table:formula="of:=[.D17]+[.I17]" office:value-type="float" office:value="80" calcext:value-type="float">
            <text:p>80</text:p>
          </table:table-cell>
          <table:table-cell table:formula="of:=[.E17]+[.J17]" office:value-type="float" office:value="22" calcext:value-type="float">
            <text:p>22</text:p>
          </table:table-cell>
          <table:table-cell table:formula="of:=[.F17]+[.K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CAM 2007</text:p>
          </table:table-cell>
          <table:table-cell table:formula="of:=COUNTIF(['Papers SCAM'.$A$1:.$A$361]; [.C18])" office:value-type="float" office:value="23" calcext:value-type="float">
            <text:p>23</text:p>
          </table:table-cell>
          <table:table-cell table:formula="of:=COUNTIFS(['Papers SCAM'.$A$1:.$A$361]; [.C18]; ['Papers SCAM'.$C$1:.$C$361]; &quot;SIM&quot;)" office:value-type="float" office:value="7" calcext:value-type="float">
            <text:p>7</text:p>
          </table:table-cell>
          <table:table-cell table:formula="of:=COUNTIFS(['Papers SCAM'.$A$1:.$A$361]; [.$C18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7</text:p>
          </table:table-cell>
          <table:table-cell table:formula="of:=COUNTIF(['Papers ASE'.$A$1:.$A$1553]; [.H18])" office:value-type="float" office:value="102" calcext:value-type="float">
            <text:p>102</text:p>
          </table:table-cell>
          <table:table-cell table:formula="of:=COUNTIFS(['Papers ASE'.$A$1:.$A$1552]; [.H18]; ['Papers ASE'.$C$1:.$C$1552]; &quot;SIM&quot;)" office:value-type="float" office:value="19" calcext:value-type="float">
            <text:p>19</text:p>
          </table:table-cell>
          <table:table-cell table:formula="of:=COUNTIFS(['Papers ASE'.$A$1:.$A$1552]; [.$H18]; ['Papers ASE'.$D$1:.$D$1552]; &quot;SIM&quot;)" office:value-type="float" office:value="3" calcext:value-type="float">
            <text:p>3</text:p>
          </table:table-cell>
          <table:table-cell/>
          <table:table-cell table:formula="of:=[.D18]+[.I18]" office:value-type="float" office:value="125" calcext:value-type="float">
            <text:p>125</text:p>
          </table:table-cell>
          <table:table-cell table:formula="of:=[.E18]+[.J18]" office:value-type="float" office:value="26" calcext:value-type="float">
            <text:p>26</text:p>
          </table:table-cell>
          <table:table-cell table:formula="of:=[.F18]+[.K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CAM 2008</text:p>
          </table:table-cell>
          <table:table-cell table:formula="of:=COUNTIF(['Papers SCAM'.$A$1:.$A$361]; [.C19])" office:value-type="float" office:value="29" calcext:value-type="float">
            <text:p>29</text:p>
          </table:table-cell>
          <table:table-cell table:formula="of:=COUNTIFS(['Papers SCAM'.$A$1:.$A$361]; [.C19]; ['Papers SCAM'.$C$1:.$C$361]; &quot;SIM&quot;)" office:value-type="float" office:value="14" calcext:value-type="float">
            <text:p>14</text:p>
          </table:table-cell>
          <table:table-cell table:formula="of:=COUNTIFS(['Papers SCAM'.$A$1:.$A$361]; [.$C19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8</text:p>
          </table:table-cell>
          <table:table-cell table:formula="of:=COUNTIF(['Papers ASE'.$A$1:.$A$1553]; [.H19])" office:value-type="float" office:value="90" calcext:value-type="float">
            <text:p>90</text:p>
          </table:table-cell>
          <table:table-cell table:formula="of:=COUNTIFS(['Papers ASE'.$A$1:.$A$1552]; [.H19]; ['Papers ASE'.$C$1:.$C$1552]; &quot;SIM&quot;)" office:value-type="float" office:value="18" calcext:value-type="float">
            <text:p>18</text:p>
          </table:table-cell>
          <table:table-cell table:formula="of:=COUNTIFS(['Papers ASE'.$A$1:.$A$1552]; [.$H19]; ['Papers ASE'.$D$1:.$D$1552]; &quot;SIM&quot;)" office:value-type="float" office:value="3" calcext:value-type="float">
            <text:p>3</text:p>
          </table:table-cell>
          <table:table-cell/>
          <table:table-cell table:formula="of:=[.D19]+[.I19]" office:value-type="float" office:value="119" calcext:value-type="float">
            <text:p>119</text:p>
          </table:table-cell>
          <table:table-cell table:formula="of:=[.E19]+[.J19]" office:value-type="float" office:value="32" calcext:value-type="float">
            <text:p>32</text:p>
          </table:table-cell>
          <table:table-cell table:formula="of:=[.F19]+[.K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CAM 2009</text:p>
          </table:table-cell>
          <table:table-cell table:formula="of:=COUNTIF(['Papers SCAM'.$A$1:.$A$361]; [.C20])" office:value-type="float" office:value="20" calcext:value-type="float">
            <text:p>20</text:p>
          </table:table-cell>
          <table:table-cell table:formula="of:=COUNTIFS(['Papers SCAM'.$A$1:.$A$361]; [.C20]; ['Papers SCAM'.$C$1:.$C$361]; &quot;SIM&quot;)" office:value-type="float" office:value="10" calcext:value-type="float">
            <text:p>10</text:p>
          </table:table-cell>
          <table:table-cell table:formula="of:=COUNTIFS(['Papers SCAM'.$A$1:.$A$361]; [.$C20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9</text:p>
          </table:table-cell>
          <table:table-cell table:formula="of:=COUNTIF(['Papers ASE'.$A$1:.$A$1553]; [.H20])" office:value-type="float" office:value="89" calcext:value-type="float">
            <text:p>89</text:p>
          </table:table-cell>
          <table:table-cell table:formula="of:=COUNTIFS(['Papers ASE'.$A$1:.$A$1552]; [.H20]; ['Papers ASE'.$C$1:.$C$1552]; &quot;SIM&quot;)" office:value-type="float" office:value="19" calcext:value-type="float">
            <text:p>19</text:p>
          </table:table-cell>
          <table:table-cell table:formula="of:=COUNTIFS(['Papers ASE'.$A$1:.$A$1552]; [.$H20]; ['Papers ASE'.$D$1:.$D$1552]; &quot;SIM&quot;)" office:value-type="float" office:value="4" calcext:value-type="float">
            <text:p>4</text:p>
          </table:table-cell>
          <table:table-cell/>
          <table:table-cell table:formula="of:=[.D20]+[.I20]" office:value-type="float" office:value="109" calcext:value-type="float">
            <text:p>109</text:p>
          </table:table-cell>
          <table:table-cell table:formula="of:=[.E20]+[.J20]" office:value-type="float" office:value="29" calcext:value-type="float">
            <text:p>29</text:p>
          </table:table-cell>
          <table:table-cell table:formula="of:=[.F20]+[.K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CAM 2010</text:p>
          </table:table-cell>
          <table:table-cell table:formula="of:=COUNTIF(['Papers SCAM'.$A$1:.$A$361]; [.C21])" office:value-type="float" office:value="21" calcext:value-type="float">
            <text:p>21</text:p>
          </table:table-cell>
          <table:table-cell table:formula="of:=COUNTIFS(['Papers SCAM'.$A$1:.$A$361]; [.C21]; ['Papers SCAM'.$C$1:.$C$361]; &quot;SIM&quot;)" office:value-type="float" office:value="15" calcext:value-type="float">
            <text:p>15</text:p>
          </table:table-cell>
          <table:table-cell table:formula="of:=COUNTIFS(['Papers SCAM'.$A$1:.$A$361]; [.$C21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10</text:p>
          </table:table-cell>
          <table:table-cell table:formula="of:=COUNTIF(['Papers ASE'.$A$1:.$A$1553]; [.H21])" office:value-type="float" office:value="87" calcext:value-type="float">
            <text:p>87</text:p>
          </table:table-cell>
          <table:table-cell table:formula="of:=COUNTIFS(['Papers ASE'.$A$1:.$A$1552]; [.H21]; ['Papers ASE'.$C$1:.$C$1552]; &quot;SIM&quot;)" office:value-type="float" office:value="20" calcext:value-type="float">
            <text:p>20</text:p>
          </table:table-cell>
          <table:table-cell table:formula="of:=COUNTIFS(['Papers ASE'.$A$1:.$A$1552]; [.$H21]; ['Papers ASE'.$D$1:.$D$1552]; &quot;SIM&quot;)" office:value-type="float" office:value="2" calcext:value-type="float">
            <text:p>2</text:p>
          </table:table-cell>
          <table:table-cell/>
          <table:table-cell table:formula="of:=[.D21]+[.I21]" office:value-type="float" office:value="108" calcext:value-type="float">
            <text:p>108</text:p>
          </table:table-cell>
          <table:table-cell table:formula="of:=[.E21]+[.J21]" office:value-type="float" office:value="35" calcext:value-type="float">
            <text:p>35</text:p>
          </table:table-cell>
          <table:table-cell table:formula="of:=[.F21]+[.K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CAM 2011</text:p>
          </table:table-cell>
          <table:table-cell table:formula="of:=COUNTIF(['Papers SCAM'.$A$1:.$A$361]; [.C22])" office:value-type="float" office:value="21" calcext:value-type="float">
            <text:p>21</text:p>
          </table:table-cell>
          <table:table-cell table:formula="of:=COUNTIFS(['Papers SCAM'.$A$1:.$A$361]; [.C22]; ['Papers SCAM'.$C$1:.$C$361]; &quot;SIM&quot;)" office:value-type="float" office:value="10" calcext:value-type="float">
            <text:p>10</text:p>
          </table:table-cell>
          <table:table-cell table:formula="of:=COUNTIFS(['Papers SCAM'.$A$1:.$A$361]; [.$C22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1</text:p>
          </table:table-cell>
          <table:table-cell table:formula="of:=COUNTIF(['Papers ASE'.$A$1:.$A$1553]; [.H22])" office:value-type="float" office:value="112" calcext:value-type="float">
            <text:p>112</text:p>
          </table:table-cell>
          <table:table-cell table:formula="of:=COUNTIFS(['Papers ASE'.$A$1:.$A$1552]; [.H22]; ['Papers ASE'.$C$1:.$C$1552]; &quot;SIM&quot;)" office:value-type="float" office:value="28" calcext:value-type="float">
            <text:p>28</text:p>
          </table:table-cell>
          <table:table-cell table:formula="of:=COUNTIFS(['Papers ASE'.$A$1:.$A$1552]; [.$H22]; ['Papers ASE'.$D$1:.$D$1552]; &quot;SIM&quot;)" office:value-type="float" office:value="3" calcext:value-type="float">
            <text:p>3</text:p>
          </table:table-cell>
          <table:table-cell/>
          <table:table-cell table:formula="of:=[.D22]+[.I22]" office:value-type="float" office:value="133" calcext:value-type="float">
            <text:p>133</text:p>
          </table:table-cell>
          <table:table-cell table:formula="of:=[.E22]+[.J22]" office:value-type="float" office:value="38" calcext:value-type="float">
            <text:p>38</text:p>
          </table:table-cell>
          <table:table-cell table:formula="of:=[.F22]+[.K2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CAM 2012</text:p>
          </table:table-cell>
          <table:table-cell table:formula="of:=COUNTIF(['Papers SCAM'.$A$1:.$A$361]; [.C23])" office:value-type="float" office:value="22" calcext:value-type="float">
            <text:p>22</text:p>
          </table:table-cell>
          <table:table-cell table:formula="of:=COUNTIFS(['Papers SCAM'.$A$1:.$A$361]; [.C23]; ['Papers SCAM'.$C$1:.$C$361]; &quot;SIM&quot;)" office:value-type="float" office:value="12" calcext:value-type="float">
            <text:p>12</text:p>
          </table:table-cell>
          <table:table-cell table:formula="of:=COUNTIFS(['Papers SCAM'.$A$1:.$A$361]; [.$C23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2</text:p>
          </table:table-cell>
          <table:table-cell table:formula="of:=COUNTIF(['Papers ASE'.$A$1:.$A$1553]; [.H23])" office:value-type="float" office:value="68" calcext:value-type="float">
            <text:p>68</text:p>
          </table:table-cell>
          <table:table-cell table:formula="of:=COUNTIFS(['Papers ASE'.$A$1:.$A$1552]; [.H23]; ['Papers ASE'.$C$1:.$C$1552]; &quot;SIM&quot;)" office:value-type="float" office:value="16" calcext:value-type="float">
            <text:p>16</text:p>
          </table:table-cell>
          <table:table-cell table:formula="of:=COUNTIFS(['Papers ASE'.$A$1:.$A$1552]; [.$H23]; ['Papers ASE'.$D$1:.$D$1552]; &quot;SIM&quot;)" office:value-type="float" office:value="4" calcext:value-type="float">
            <text:p>4</text:p>
          </table:table-cell>
          <table:table-cell/>
          <table:table-cell table:formula="of:=[.D23]+[.I23]" office:value-type="float" office:value="90" calcext:value-type="float">
            <text:p>90</text:p>
          </table:table-cell>
          <table:table-cell table:formula="of:=[.E23]+[.J23]" office:value-type="float" office:value="28" calcext:value-type="float">
            <text:p>28</text:p>
          </table:table-cell>
          <table:table-cell table:formula="of:=[.F23]+[.K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CAM 2013</text:p>
          </table:table-cell>
          <table:table-cell table:formula="of:=COUNTIF(['Papers SCAM'.$A$1:.$A$361]; [.C24])" office:value-type="float" office:value="24" calcext:value-type="float">
            <text:p>24</text:p>
          </table:table-cell>
          <table:table-cell table:formula="of:=COUNTIFS(['Papers SCAM'.$A$1:.$A$361]; [.C24]; ['Papers SCAM'.$C$1:.$C$361]; &quot;SIM&quot;)" office:value-type="float" office:value="13" calcext:value-type="float">
            <text:p>13</text:p>
          </table:table-cell>
          <table:table-cell table:formula="of:=COUNTIFS(['Papers SCAM'.$A$1:.$A$361]; [.$C24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13</text:p>
          </table:table-cell>
          <table:table-cell table:formula="of:=COUNTIF(['Papers ASE'.$A$1:.$A$1553]; [.H24])" office:value-type="float" office:value="91" calcext:value-type="float">
            <text:p>91</text:p>
          </table:table-cell>
          <table:table-cell table:formula="of:=COUNTIFS(['Papers ASE'.$A$1:.$A$1552]; [.H24]; ['Papers ASE'.$C$1:.$C$1552]; &quot;SIM&quot;)" office:value-type="float" office:value="29" calcext:value-type="float">
            <text:p>29</text:p>
          </table:table-cell>
          <table:table-cell table:formula="of:=COUNTIFS(['Papers ASE'.$A$1:.$A$1552]; [.$H24]; ['Papers ASE'.$D$1:.$D$1552]; &quot;SIM&quot;)" office:value-type="float" office:value="4" calcext:value-type="float">
            <text:p>4</text:p>
          </table:table-cell>
          <table:table-cell/>
          <table:table-cell table:formula="of:=[.D24]+[.I24]" office:value-type="float" office:value="115" calcext:value-type="float">
            <text:p>115</text:p>
          </table:table-cell>
          <table:table-cell table:formula="of:=[.E24]+[.J24]" office:value-type="float" office:value="42" calcext:value-type="float">
            <text:p>42</text:p>
          </table:table-cell>
          <table:table-cell table:formula="of:=[.F24]+[.K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SCAM 2014</text:p>
          </table:table-cell>
          <table:table-cell table:formula="of:=COUNTIF(['Papers SCAM'.$A$1:.$A$361]; [.C25])" office:value-type="float" office:value="36" calcext:value-type="float">
            <text:p>36</text:p>
          </table:table-cell>
          <table:table-cell table:formula="of:=COUNTIFS(['Papers SCAM'.$A$1:.$A$361]; [.C25]; ['Papers SCAM'.$C$1:.$C$361]; &quot;SIM&quot;)" office:value-type="float" office:value="16" calcext:value-type="float">
            <text:p>16</text:p>
          </table:table-cell>
          <table:table-cell table:formula="of:=COUNTIFS(['Papers SCAM'.$A$1:.$A$361]; [.$C25]; ['Papers SCAM'.$D$1:.$D$361]; &quot;SIM&quot;)" office:value-type="float" office:value="4" calcext:value-type="float">
            <text:p>4</text:p>
          </table:table-cell>
          <table:table-cell/>
          <table:table-cell office:value-type="string" calcext:value-type="string">
            <text:p>ASE 2014</text:p>
          </table:table-cell>
          <table:table-cell table:formula="of:=COUNTIF(['Papers ASE'.$A$1:.$A$1553]; [.H25])" office:value-type="float" office:value="104" calcext:value-type="float">
            <text:p>104</text:p>
          </table:table-cell>
          <table:table-cell table:formula="of:=COUNTIFS(['Papers ASE'.$A$1:.$A$1552]; [.H25]; ['Papers ASE'.$C$1:.$C$1552]; &quot;SIM&quot;)" office:value-type="float" office:value="41" calcext:value-type="float">
            <text:p>41</text:p>
          </table:table-cell>
          <table:table-cell table:formula="of:=COUNTIFS(['Papers ASE'.$A$1:.$A$1552]; [.$H25]; ['Papers ASE'.$D$1:.$D$1552]; &quot;SIM&quot;)" office:value-type="float" office:value="8" calcext:value-type="float">
            <text:p>8</text:p>
          </table:table-cell>
          <table:table-cell/>
          <table:table-cell table:formula="of:=[.D25]+[.I25]" office:value-type="float" office:value="140" calcext:value-type="float">
            <text:p>140</text:p>
          </table:table-cell>
          <table:table-cell table:formula="of:=[.E25]+[.J25]" office:value-type="float" office:value="57" calcext:value-type="float">
            <text:p>57</text:p>
          </table:table-cell>
          <table:table-cell table:formula="of:=[.F25]+[.K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SCAM 2015</text:p>
          </table:table-cell>
          <table:table-cell table:formula="of:=COUNTIF(['Papers SCAM'.$A$1:.$A$361]; [.C26])" office:value-type="float" office:value="30" calcext:value-type="float">
            <text:p>30</text:p>
          </table:table-cell>
          <table:table-cell table:formula="of:=COUNTIFS(['Papers SCAM'.$A$1:.$A$361]; [.C26]; ['Papers SCAM'.$C$1:.$C$361]; &quot;SIM&quot;)" office:value-type="float" office:value="18" calcext:value-type="float">
            <text:p>18</text:p>
          </table:table-cell>
          <table:table-cell table:formula="of:=COUNTIFS(['Papers SCAM'.$A$1:.$A$361]; [.$C26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5</text:p>
          </table:table-cell>
          <table:table-cell table:formula="of:=COUNTIF(['Papers ASE'.$A$1:.$A$1553]; [.H26])" office:value-type="float" office:value="100" calcext:value-type="float">
            <text:p>100</text:p>
          </table:table-cell>
          <table:table-cell table:formula="of:=COUNTIFS(['Papers ASE'.$A$1:.$A$1552]; [.H26]; ['Papers ASE'.$C$1:.$C$1552]; &quot;SIM&quot;)" office:value-type="float" office:value="42" calcext:value-type="float">
            <text:p>42</text:p>
          </table:table-cell>
          <table:table-cell table:formula="of:=COUNTIFS(['Papers ASE'.$A$1:.$A$1552]; [.$H26]; ['Papers ASE'.$D$1:.$D$1552]; &quot;SIM&quot;)" office:value-type="float" office:value="5" calcext:value-type="float">
            <text:p>5</text:p>
          </table:table-cell>
          <table:table-cell/>
          <table:table-cell table:formula="of:=[.D26]+[.I26]" office:value-type="float" office:value="130" calcext:value-type="float">
            <text:p>130</text:p>
          </table:table-cell>
          <table:table-cell table:formula="of:=[.E26]+[.J26]" office:value-type="float" office:value="60" calcext:value-type="float">
            <text:p>60</text:p>
          </table:table-cell>
          <table:table-cell table:formula="of:=[.F26]+[.K26]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Total</text:p>
          </table:table-cell>
          <table:table-cell table:style-name="ce71"/>
          <table:table-cell table:style-name="ce24" office:value-type="string" calcext:value-type="string">
            <text:p>Papers total</text:p>
          </table:table-cell>
          <table:table-cell table:style-name="ce24" table:formula="of:=SUM([.D12:.D26])" office:value-type="float" office:value="346" calcext:value-type="float">
            <text:p>346</text:p>
          </table:table-cell>
          <table:table-cell table:style-name="ce51" table:formula="of:=SUM([.E12:.E26])" office:value-type="float" office:value="155" calcext:value-type="float">
            <text:p>155</text:p>
          </table:table-cell>
          <table:table-cell table:style-name="ce54" table:formula="of:=SUM([.F12:.F26])" office:value-type="float" office:value="20" calcext:value-type="float">
            <text:p>20</text:p>
          </table:table-cell>
          <table:table-cell/>
          <table:table-cell table:style-name="ce24" office:value-type="string" calcext:value-type="string">
            <text:p>Total</text:p>
          </table:table-cell>
          <table:table-cell table:style-name="ce24" table:formula="of:=SUM([.I2:.I26])" office:value-type="float" office:value="1527" calcext:value-type="float">
            <text:p>1527</text:p>
          </table:table-cell>
          <table:table-cell table:style-name="ce51" table:formula="of:=SUM([.J2:.J26])" office:value-type="float" office:value="286" calcext:value-type="float">
            <text:p>286</text:p>
          </table:table-cell>
          <table:table-cell table:style-name="ce54" table:formula="of:=SUM([.K2:.K26])" office:value-type="float" office:value="41" calcext:value-type="float">
            <text:p>41</text:p>
          </table:table-cell>
          <table:table-cell/>
          <table:table-cell table:style-name="ce24" table:formula="of:=SUM([.M2:.M26])" office:value-type="float" office:value="1873" calcext:value-type="float">
            <text:p>1873</text:p>
          </table:table-cell>
          <table:table-cell table:style-name="ce51" table:formula="of:=SUM([.N2:.N26])" office:value-type="float" office:value="441" calcext:value-type="float">
            <text:p>441</text:p>
          </table:table-cell>
          <table:table-cell table:style-name="ce54" table:formula="of:=SUM([.O2:.O26])" office:value-type="float" office:value="61" calcext:value-type="float">
            <text:p>61</text:p>
          </table:table-cell>
        </table:table-row>
        <table:table-row table:style-name="ro1">
          <table:table-cell table:style-name="ce70" office:value-type="string" calcext:value-type="string">
            <text:p>Média</text:p>
          </table:table-cell>
          <table:table-cell table:style-name="ce71"/>
          <table:table-cell table:style-name="ce24" office:value-type="string" calcext:value-type="string">
            <text:p>Média</text:p>
          </table:table-cell>
          <table:table-cell table:style-name="ce25" table:formula="of:=AVERAGE([.D12:.D26])" office:value-type="float" office:value="23.0666666666667" calcext:value-type="float">
            <text:p>23</text:p>
          </table:table-cell>
          <table:table-cell table:style-name="ce26" table:formula="of:=AVERAGE([.E12:.E26])" office:value-type="float" office:value="10.3333333333333" calcext:value-type="float">
            <text:p>10</text:p>
          </table:table-cell>
          <table:table-cell table:style-name="ce27" table:formula="of:=AVERAGE([.F12:.F26])" office:value-type="float" office:value="1.33333333333333" calcext:value-type="float">
            <text:p>1</text:p>
          </table:table-cell>
          <table:table-cell/>
          <table:table-cell table:style-name="ce24" office:value-type="string" calcext:value-type="string">
            <text:p>Média</text:p>
          </table:table-cell>
          <table:table-cell table:style-name="ce25" table:formula="of:=AVERAGE([.I2:.I26])" office:value-type="float" office:value="61.08" calcext:value-type="float">
            <text:p>61</text:p>
          </table:table-cell>
          <table:table-cell table:style-name="ce26" table:formula="of:=AVERAGE([.J2:.J26])" office:value-type="float" office:value="11.44" calcext:value-type="float">
            <text:p>11</text:p>
          </table:table-cell>
          <table:table-cell table:style-name="ce27" table:formula="of:=AVERAGE([.K2:.K26])" office:value-type="float" office:value="1.64" calcext:value-type="float">
            <text:p>2</text:p>
          </table:table-cell>
          <table:table-cell/>
          <table:table-cell table:style-name="ce25" table:formula="of:=AVERAGE([.M2:.M26])" office:value-type="float" office:value="74.92" calcext:value-type="float">
            <text:p>75</text:p>
          </table:table-cell>
          <table:table-cell table:style-name="ce26" table:formula="of:=AVERAGE([.N2:.N26])" office:value-type="float" office:value="17.64" calcext:value-type="float">
            <text:p>18</text:p>
          </table:table-cell>
          <table:table-cell table:style-name="ce27" table:formula="of:=AVERAGE([.O2:.O26])" office:value-type="float" office:value="2.44" calcext:value-type="float">
            <text:p>2</text:p>
          </table:table-cell>
        </table:table-row>
        <table:table-row table:style-name="ro1">
          <table:table-cell table:style-name="ce5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3"/>
        </table:table-row>
      </table:table>
      <table:table table:name="Ferramentas por Ano" table:style-name="ta1">
        <table:shapes>
          <draw:frame draw:z-index="0" draw:style-name="gr1" draw:text-style-name="P1" svg:width="228.4mm" svg:height="78.61mm" svg:x="78.23mm" svg:y="307.17mm">
            <loext:p draw:notify-on-update-of-ranges="'Ferramentas por Ano'.A64:'Ferramentas por Ano'.A78 'Ferramentas por Ano'.B64:'Ferramentas por Ano'.B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loext:p draw:notify-on-update-of-ranges="'Ferramentas por Ano'.A88:'Ferramentas por Ano'.A102 'Ferramentas por Ano'.B87:'Ferramentas por Ano'.B87 'Ferramentas por Ano'.B88:'Ferramentas por Ano'.B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ce38"/>
        <table:table-column table:style-name="co3" table:number-columns-repeated="1017" table:default-cell-style-name="Default"/>
        <table:table-row table:style-name="ro1">
          <table:table-cell table:style-name="ce47" office:value-type="string" calcext:value-type="string">
            <text:p>Ano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Disponibilidade da ferramenta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composit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CodeBoos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Indu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Kiasan/Bogo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mygcc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TACL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JastAdd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PtYasm (duplicado)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Jtop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Loopfrog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ReAsser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GUIZMO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AL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rang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EJB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rcM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AccessAnalysi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error-pron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CSeq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JFlow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erai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OMPLETIO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e-mun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Flow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GumTre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HUSACC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Lotrack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MPAnalyz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PHP Ai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SonarQubePlugi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TEB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2L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CIV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FaultBust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rotopur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seudo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SPART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TestEr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BEG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XOgastan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4" calcext:value-type="float">
            <text:p>2004</text:p>
          </table:table-cell>
          <table:table-cell table:style-name="ce55" office:value-type="string" calcext:value-type="string">
            <text:p>Sapid/XM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ETX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ccJav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DDVerify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PARSEWeb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CPA+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ESBM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MSP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Vdiff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APIExampl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RRFinde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W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Diagnosys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JstereoCod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uMo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DC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PYTHI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Rêve</text:p>
          </table:table-cell>
          <table:table-cell table:style-name="ce48" office:value-type="string" calcext:value-type="string">
            <text:p>link para download offline</text:p>
          </table:table-cell>
          <table:table-cell table:style-name="ce56"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GR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2">
          <table:table-cell table:style-name="ce178" table:number-columns-repeated="3"/>
          <table:table-cell table:number-columns-repeated="1017"/>
        </table:table-row>
        <table:table-row table:style-name="ro2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Disponível para download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7" office:value-type="percentage" office:value="0.8" calcext:value-type="percentage">
            <text:p>8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37" office:value-type="percentage" office:value="0.75" calcext:value-type="percentage">
            <text:p>7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37" office:value-type="percentage" office:value="0.6" calcext:value-type="percentage">
            <text:p>6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37" office:value-type="percentage" office:value="0.91" calcext:value-type="percentage">
            <text:p>91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Default"/>
          <table:table-cell table:number-columns-repeated="1017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style-name="ce36" table:formula="of:=SUM([.B88:.B102])"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number-rows-repeated="43"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number-columns-repeated="1017"/>
        </table:table-row>
      </table:table>
      <table:table table:name="Gráficos" table:style-name="ta1">
        <table:shapes>
          <draw:frame draw:z-index="0" draw:style-name="gr1" draw:text-style-name="P1" svg:width="245.81mm" svg:height="95.42mm" svg:x="125.02mm" svg:y="1.46mm">
            <loext:p draw:notify-on-update-of-ranges="Gráficos.A2:Gráficos.A26 Gráficos.B1:Gráficos.B1 Gráficos.B2:Gráficos.B26 Gráficos.C1:Gráficos.C1 Gráficos.C2:Gráficos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56"/>
        <table:table-column table:style-name="co19" table:default-cell-style-name="ce56"/>
        <table:table-column table:style-name="co20" table:default-cell-style-name="ce56"/>
        <table:table-column table:style-name="co3" table:number-columns-repeated="1021" table:default-cell-style-name="ce56"/>
        <table:table-row table:style-name="ro1">
          <table:table-cell table:style-name="ce47" office:value-type="string" calcext:value-type="string">
            <text:p>Ano</text:p>
          </table:table-cell>
          <table:table-cell table:style-name="ce47" office:value-type="string" calcext:value-type="string">
            <text:p>Conferência ASE</text:p>
          </table:table-cell>
          <table:table-cell table:style-name="ce47" office:value-type="string" calcext:value-type="string">
            <text:p>Conferência SCAM</text:p>
          </table:table-cell>
          <table:table-cell table:style-name="ce47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40" office:value-type="float" office:value="1991" calcext:value-type="float">
            <text:p>1991</text:p>
          </table:table-cell>
          <table:table-cell table:style-name="ce48" office:value-type="float" office:value="28" calcext:value-type="float">
            <text:p>28</text:p>
          </table:table-cell>
          <table:table-cell table:style-name="ce48"/>
          <table:table-cell table:style-name="ce48" table:formula="of:=SUM([.B2:.C2])" office:value-type="float" office:value="28" calcext:value-type="float">
            <text:p>2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2" calcext:value-type="float">
            <text:p>1992</text:p>
          </table:table-cell>
          <table:table-cell table:style-name="ce48" office:value-type="float" office:value="25" calcext:value-type="float">
            <text:p>25</text:p>
          </table:table-cell>
          <table:table-cell table:style-name="ce48"/>
          <table:table-cell table:style-name="ce48" table:formula="of:=SUM([.B3:.C3])" office:value-type="float" office:value="25" calcext:value-type="float">
            <text:p>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3" calcext:value-type="float">
            <text:p>1993</text:p>
          </table:table-cell>
          <table:table-cell table:style-name="ce48" office:value-type="float" office:value="21" calcext:value-type="float">
            <text:p>21</text:p>
          </table:table-cell>
          <table:table-cell table:style-name="ce48"/>
          <table:table-cell table:style-name="ce48" table:formula="of:=SUM([.B4:.C4])" office:value-type="float" office:value="21" calcext:value-type="float">
            <text:p>2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4" calcext:value-type="float">
            <text:p>1994</text:p>
          </table:table-cell>
          <table:table-cell table:style-name="ce48" office:value-type="float" office:value="23" calcext:value-type="float">
            <text:p>23</text:p>
          </table:table-cell>
          <table:table-cell table:style-name="ce48"/>
          <table:table-cell table:style-name="ce48" table:formula="of:=SUM([.B5:.C5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5" calcext:value-type="float">
            <text:p>1995</text:p>
          </table:table-cell>
          <table:table-cell table:style-name="ce48" office:value-type="float" office:value="23" calcext:value-type="float">
            <text:p>23</text:p>
          </table:table-cell>
          <table:table-cell table:style-name="ce48"/>
          <table:table-cell table:style-name="ce48" table:formula="of:=SUM([.B6:.C6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6" calcext:value-type="float">
            <text:p>1996</text:p>
          </table:table-cell>
          <table:table-cell table:style-name="ce48" office:value-type="float" office:value="15" calcext:value-type="float">
            <text:p>15</text:p>
          </table:table-cell>
          <table:table-cell table:style-name="ce48"/>
          <table:table-cell table:style-name="ce48" table:formula="of:=SUM([.B7:.C7])" office:value-type="float" office:value="15" calcext:value-type="float">
            <text:p>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7" calcext:value-type="float">
            <text:p>1997</text:p>
          </table:table-cell>
          <table:table-cell table:style-name="ce48" office:value-type="float" office:value="47" calcext:value-type="float">
            <text:p>47</text:p>
          </table:table-cell>
          <table:table-cell table:style-name="ce48"/>
          <table:table-cell table:style-name="ce48" table:formula="of:=SUM([.B8:.C8])" office:value-type="float" office:value="47" calcext:value-type="float">
            <text:p>4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8" calcext:value-type="float">
            <text:p>1998</text:p>
          </table:table-cell>
          <table:table-cell table:style-name="ce48" office:value-type="float" office:value="44" calcext:value-type="float">
            <text:p>44</text:p>
          </table:table-cell>
          <table:table-cell table:style-name="ce48"/>
          <table:table-cell table:style-name="ce48" table:formula="of:=SUM([.B9:.C9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9" calcext:value-type="float">
            <text:p>1999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table:formula="of:=SUM([.B10:.C10])" office:value-type="float" office:value="50" calcext:value-type="float">
            <text:p>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0" calcext:value-type="float">
            <text:p>2000</text:p>
          </table:table-cell>
          <table:table-cell table:style-name="ce48" office:value-type="float" office:value="44" calcext:value-type="float">
            <text:p>44</text:p>
          </table:table-cell>
          <table:table-cell table:style-name="ce48"/>
          <table:table-cell table:style-name="ce48" table:formula="of:=SUM([.B11:.C11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1" calcext:value-type="float">
            <text:p>2001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23" calcext:value-type="float">
            <text:p>23</text:p>
          </table:table-cell>
          <table:table-cell table:style-name="ce48" table:formula="of:=SUM([.B12:.C12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2" calcext:value-type="float">
            <text:p>2002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18" calcext:value-type="float">
            <text:p>18</text:p>
          </table:table-cell>
          <table:table-cell table:style-name="ce48" table:formula="of:=SUM([.B13:.C13])" office:value-type="float" office:value="64" calcext:value-type="float">
            <text:p>6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3" calcext:value-type="float">
            <text:p>200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21" calcext:value-type="float">
            <text:p>21</text:p>
          </table:table-cell>
          <table:table-cell table:style-name="ce48" table:formula="of:=SUM([.B14:.C14])" office:value-type="float" office:value="75" calcext:value-type="float">
            <text:p>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4" calcext:value-type="float">
            <text:p>200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17" calcext:value-type="float">
            <text:p>17</text:p>
          </table:table-cell>
          <table:table-cell table:style-name="ce48" table:formula="of:=SUM([.B15:.C15])" office:value-type="float" office:value="83" calcext:value-type="float">
            <text:p>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5" calcext:value-type="float">
            <text:p>2005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19" calcext:value-type="float">
            <text:p>19</text:p>
          </table:table-cell>
          <table:table-cell table:style-name="ce48" table:formula="of:=SUM([.B16:.C16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6" calcext:value-type="float">
            <text:p>200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22" calcext:value-type="float">
            <text:p>22</text:p>
          </table:table-cell>
          <table:table-cell table:style-name="ce48" table:formula="of:=SUM([.B17:.C17])" office:value-type="float" office:value="80" calcext:value-type="float">
            <text:p>8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7" calcext:value-type="float">
            <text:p>2007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23" calcext:value-type="float">
            <text:p>23</text:p>
          </table:table-cell>
          <table:table-cell table:style-name="ce48" table:formula="of:=SUM([.B18:.C18])" office:value-type="float" office:value="125" calcext:value-type="float">
            <text:p>1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8" calcext:value-type="float">
            <text:p>2008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29" calcext:value-type="float">
            <text:p>29</text:p>
          </table:table-cell>
          <table:table-cell table:style-name="ce48" table:formula="of:=SUM([.B19:.C19])" office:value-type="float" office:value="119" calcext:value-type="float">
            <text:p>11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9" calcext:value-type="float">
            <text:p>2009</text:p>
          </table:table-cell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20" calcext:value-type="float">
            <text:p>20</text:p>
          </table:table-cell>
          <table:table-cell table:style-name="ce48" table:formula="of:=SUM([.B20:.C20])" office:value-type="float" office:value="109" calcext:value-type="float">
            <text:p>10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0" calcext:value-type="float">
            <text:p>2010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21" calcext:value-type="float">
            <text:p>21</text:p>
          </table:table-cell>
          <table:table-cell table:style-name="ce48" table:formula="of:=SUM([.B21:.C21])" office:value-type="float" office:value="108" calcext:value-type="float">
            <text:p>10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1" calcext:value-type="float">
            <text:p>2011</text:p>
          </table:table-cell>
          <table:table-cell table:style-name="ce48" office:value-type="float" office:value="112" calcext:value-type="float">
            <text:p>112</text:p>
          </table:table-cell>
          <table:table-cell table:style-name="ce48" office:value-type="float" office:value="21" calcext:value-type="float">
            <text:p>21</text:p>
          </table:table-cell>
          <table:table-cell table:style-name="ce48" table:formula="of:=SUM([.B22:.C22])" office:value-type="float" office:value="133" calcext:value-type="float">
            <text:p>13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2" calcext:value-type="float">
            <text:p>2012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22" calcext:value-type="float">
            <text:p>22</text:p>
          </table:table-cell>
          <table:table-cell table:style-name="ce48" table:formula="of:=SUM([.B23:.C23])" office:value-type="float" office:value="90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3" calcext:value-type="float">
            <text:p>2013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24" calcext:value-type="float">
            <text:p>24</text:p>
          </table:table-cell>
          <table:table-cell table:style-name="ce48" table:formula="of:=SUM([.B24:.C24])" office:value-type="float" office:value="115" calcext:value-type="float">
            <text:p>1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4" calcext:value-type="float">
            <text:p>2014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36" calcext:value-type="float">
            <text:p>36</text:p>
          </table:table-cell>
          <table:table-cell table:style-name="ce48" table:formula="of:=SUM([.B25:.C25])" office:value-type="float" office:value="140" calcext:value-type="float">
            <text:p>14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5" calcext:value-type="float">
            <text:p>2015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30" calcext:value-type="float">
            <text:p>30</text:p>
          </table:table-cell>
          <table:table-cell table:style-name="ce48" table:formula="of:=SUM([.B26:.C26])" office:value-type="float" office:value="130" calcext:value-type="float">
            <text:p>13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2" table:formula="of:=SUM([.B2:.B26])" office:value-type="float" office:value="1527" calcext:value-type="float">
            <text:p>1527</text:p>
          </table:table-cell>
          <table:table-cell table:style-name="ce42" table:formula="of:=SUM([.C2:.C26])" office:value-type="float" office:value="346" calcext:value-type="float">
            <text:p>346</text:p>
          </table:table-cell>
          <table:table-cell table:style-name="ce42" table:formula="of:=SUM([.D2:.D26])" office:value-type="float" office:value="1873" calcext:value-type="float">
            <text:p>1873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Média</text:p>
          </table:table-cell>
          <table:table-cell table:style-name="ce43" table:formula="of:=AVERAGE([.B2:.B26])" office:value-type="float" office:value="61.08" calcext:value-type="float">
            <text:p>61</text:p>
          </table:table-cell>
          <table:table-cell table:style-name="ce43" table:formula="of:=AVERAGE([.C2:.C26])" office:value-type="float" office:value="23.0666666666667" calcext:value-type="float">
            <text:p>23</text:p>
          </table:table-cell>
          <table:table-cell table:style-name="ce43" table:formula="of:=AVERAGE([.D2:.D26])" office:value-type="float" office:value="74.92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%</text:p>
          </table:table-cell>
          <table:table-cell table:style-name="ce44" table:formula="of:=[.B27]*100/[.$D27]" office:value-type="float" office:value="81.5269620928991" calcext:value-type="float">
            <text:p>82</text:p>
          </table:table-cell>
          <table:table-cell table:style-name="ce44" table:formula="of:=[.C27]*100/[.$D27]" office:value-type="float" office:value="18.4730379071009" calcext:value-type="float">
            <text:p>18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Papers ASE'.B1348:'Paper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Papers SBES'.B817:'Papers SBES'.B848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Ferramentas por Ano'.A1:'Ferramentas por Ano'.C6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6">00/00/0000</text:date>, <text:time style:data-style-name="N2" text:time-value="03:00:18.0063722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10-16T03:01:25.962113490</dc:date>
    <meta:editing-duration>P9DT13H30M42S</meta:editing-duration>
    <meta:editing-cycles>981</meta:editing-cycles>
    <meta:generator>LibreOffice/5.4.1.2.0$Linux_X86_64 LibreOffice_project/40m0$Build-2</meta:generator>
    <meta:document-statistic meta:table-count="6" meta:cell-count="1055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5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width="0.05cm" draw:fill-color="#993366" draw:opacity="9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cm" svg:stroke-opacity="10%" draw:fill-color="#ffd320" draw:opacity="60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2cm" svg:height="9.543cm" xlink:href=".." xlink:type="simple" chart:class="chart:bar" chart:style-name="ch1">
        <chart:title svg:x="8.861cm" svg:y="0.326cm" chart:style-name="ch2">
          <text:p>Total de artigos publicado por ano</text:p>
        </chart:title>
        <chart:legend chart:legend-position="bottom" svg:x="8.954cm" svg:y="9.05cm" style:legend-expansion="wide" chart:style-name="ch3"/>
        <chart:plot-area chart:style-name="ch4" table:cell-range-address="Gráficos.A1:Gráficos.C26" chart:data-source-has-labels="both" svg:x="0.491cm" svg:y="1.189cm" svg:width="23.6cm" svg:height="7.487cm">
          <chartooo:coordinate-region svg:x="1.298cm" svg:y="1.335cm" svg:width="22.793cm" svg:height="6.826cm"/>
          <chart:axis chart:dimension="x" chart:name="primary-x" chart:style-name="ch5" chartooo:axis-type="auto">
            <chartooo:date-scale/>
            <chart:categories table:cell-range-address="Gráficos.A2:Gráfico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s.B2:Gráficos.B26" chart:label-cell-address="Gráficos.B1:Gráficos.B1" chart:class="chart:bar">
            <chart:data-point chart:repeated="25"/>
          </chart:series>
          <chart:series chart:style-name="ch9" chart:values-cell-range-address="Gráficos.C2:Gráficos.C26" chart:label-cell-address="Gráficos.C1:Gráficos.C1" chart:class="chart:bar">
            <chart:data-point chart:repeated="10"/>
            <chart:data-point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erência ASE</text:p>
                <draw:g>
                  <svg:desc>Gráficos.B1:Gráficos.B1</svg:desc>
                </draw:g>
              </table:table-cell>
              <table:table-cell office:value-type="string">
                <text:p>Conferência SCAM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Gráficos.A2:Gráficos.A26</svg:desc>
                </draw:g>
              </table:table-cell>
              <table:table-cell office:value-type="float" office:value="28">
                <text:p>28</text:p>
                <draw:g>
                  <svg:desc>Gráficos.B2:Gráficos.B26</svg:desc>
                </draw:g>
              </table:table-cell>
              <table:table-cell office:value-type="float" office:value="NaN">
                <text:p>NaN</text:p>
                <draw:g>
                  <svg:desc>Gráficos.C2:Gráficos.C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axial" draw:start="100%" draw:end="0%" draw:angle="9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14cm" svg:y="0.293cm" chart:style-name="ch2">
          <text:p>Taxa de softwares disponíveis por ano</text:p>
        </chart:title>
        <chart:subtitle svg:x="9.145cm" svg:y="0.822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98cm" svg:width="21.61cm" svg:height="6.216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61cm" svg:y="0.299cm" chart:style-name="ch2">
          <text:p>Total de softwares com indicação de fonte publicado por ano</text:p>
        </chart:title>
        <chart:subtitle svg:x="9.25cm" svg:y="0.784cm" chart:style-name="ch3">
          <text:p>(incluindo ASE e SCAM)</text:p>
        </chart:subtitle>
        <chart:plot-area chart:style-name="ch4" table:cell-range-address="'Ferramentas por Ano'.A87:'Ferramentas por Ano'.B102" chart:data-source-has-labels="both" svg:x="0.272cm" svg:y="1.344cm" svg:width="21.959cm" svg:height="6.693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71cm" svg:height="9cm" xlink:href=".." xlink:type="simple" chart:class="chart:bar" chart:style-name="ch1">
        <chart:title svg:x="11.517cm" svg:y="0.316cm" chart:style-name="ch2">
          <text:p>SCAM</text:p>
        </chart:title>
        <chart:legend chart:legend-position="end" svg:x="22.472cm" svg:y="4.058cm" style:legend-expansion="high" chart:style-name="ch3"/>
        <chart:plot-area chart:style-name="ch4" table:cell-range-address="Results.A2:Results.A26 Results.F1:Results.F26 Results.D1:Results.D26" chart:data-source-has-labels="both" svg:x="0.489cm" svg:y="1.169cm" svg:width="21.494cm" svg:height="7.651cm">
          <chartooo:coordinate-region svg:x="1.11cm" svg:y="1.315cm" svg:width="20.873cm" svg:height="6.964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F2:Results.F26" chart:label-cell-address="Results.F1:Results.F1" chart:class="chart:bar">
            <chart:data-point chart:repeated="25"/>
          </chart:series>
          <chart:series chart:style-name="ch9" chart:values-cell-range-address="Results.D2:Results.D26" chart:label-cell-address="Results.D1:Results.D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F1:Results.F1</svg:desc>
                </draw:g>
              </table:table-cell>
              <table:table-cell office:value-type="string">
                <text:p>Artigos</text:p>
                <draw:g>
                  <svg:desc>Results.D1:Results.D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NaN">
                <text:p>NaN</text:p>
                <draw:g>
                  <svg:desc>Results.F2:Results.F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style-name="ch1">
        <chart:legend chart:legend-position="end" svg:x="22.535cm" svg:y="4.298cm" style:legend-expansion="high" chart:style-name="ch2"/>
        <chart:plot-area chart:style-name="ch3" table:cell-range-address="Results.A2:Results.A26 Results.O1:Results.O26" chart:data-source-has-labels="both" svg:x="0.489cm" svg:y="0.899cm" svg:width="21.448cm" svg:height="7.575cm">
          <chartooo:coordinate-region svg:x="1.11cm" svg:y="1.045cm" svg:width="20.827cm" svg:height="6.888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O2:Results.O26" chart:label-cell-address="Results.O1:Results.O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26cm" svg:height="9cm" xlink:href=".." xlink:type="simple" chart:class="chart:bar" chart:column-mapping="1 0" chart:style-name="ch1">
        <chart:title svg:x="11.743cm" svg:y="0.316cm" chart:style-name="ch2">
          <text:p>ASE</text:p>
        </chart:title>
        <chart:legend chart:legend-position="end" svg:x="22.527cm" svg:y="4.058cm" style:legend-expansion="high" chart:style-name="ch3"/>
        <chart:plot-area chart:style-name="ch4" table:cell-range-address="Results.A2:Results.A26 Results.K1:Results.K26 Results.I1:Results.I26" chart:data-source-has-labels="both" svg:x="0.49cm" svg:y="1.169cm" svg:width="21.547cm" svg:height="7.651cm">
          <chartooo:coordinate-region svg:x="1.297cm" svg:y="1.315cm" svg:width="20.74cm" svg:height="6.964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K2:Results.K26" chart:label-cell-address="Results.K1:Results.K1" chart:class="chart:bar">
            <chart:data-point chart:repeated="25"/>
          </chart:series>
          <chart:series chart:style-name="ch9" chart:values-cell-range-address="Results.I2:Results.I26" chart:label-cell-address="Results.I1:Results.I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K1:Results.K1</svg:desc>
                </draw:g>
              </table:table-cell>
              <table:table-cell office:value-type="string">
                <text:p>Artigos</text:p>
                <draw:g>
                  <svg:desc>Results.I1:Results.I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K2:Results.K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">
                <text:p>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">
                <text:p>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column-mapping="1 0" chart:style-name="ch1">
        <chart:title svg:x="10.867cm" svg:y="0.157cm" chart:style-name="ch2">
          <text:p>ASE e SCAM</text:p>
        </chart:title>
        <chart:legend chart:legend-position="end" svg:x="22.535cm" svg:y="4.102cm" style:legend-expansion="high" chart:style-name="ch3"/>
        <chart:plot-area chart:style-name="ch4" table:cell-range-address="Results.A2:Results.A26 Results.O1:Results.O26 Results.M1:Results.M26" chart:data-source-has-labels="both" svg:x="0.303cm" svg:y="0.899cm" svg:width="21.634cm" svg:height="7.575cm">
          <chartooo:coordinate-region svg:x="1.11cm" svg:y="1.045cm" svg:width="20.827cm" svg:height="6.888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O2:Results.O26" chart:label-cell-address="Results.O1:Results.O1" chart:class="chart:bar">
            <chart:data-point chart:repeated="25"/>
          </chart:series>
          <chart:series chart:style-name="ch9" chart:values-cell-range-address="Results.M2:Results.M26" chart:label-cell-address="Results.M1:Results.M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  <table:table-cell office:value-type="string">
                <text:p>Artigos</text:p>
                <draw:g>
                  <svg:desc>Results.M1:Results.M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  <table:table-cell office:value-type="float" office:value="28">
                <text:p>28</text:p>
                <draw:g>
                  <svg:desc>Results.M2:Results.M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cc0000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89cm" svg:height="9cm" xlink:href=".." xlink:type="simple" chart:class="chart:bar" chart:style-name="ch1">
        <chart:legend chart:legend-position="end" svg:x="22.829cm" svg:y="4.058cm" style:legend-expansion="high" chart:style-name="ch2"/>
        <chart:plot-area chart:style-name="ch3" table:cell-range-address="Results.A2:Results.A26 Results.H1:Results.H1 Results.I2:Results.I26 Results.C1:Results.C1 Results.D2:Results.D26" chart:data-source-has-labels="both" svg:x="0.491cm" svg:y="0.18cm" svg:width="21.847cm" svg:height="8.64cm">
          <chartooo:coordinate-region svg:x="1.298cm" svg:y="0.326cm" svg:width="21.04cm" svg:height="7.953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I2:Results.I26" chart:label-cell-address="Results.H1:Results.H1" chart:class="chart:bar">
            <chart:data-point chart:repeated="25"/>
          </chart:series>
          <chart:series chart:style-name="ch8" chart:values-cell-range-address="Results.D2:Results.D26" chart:label-cell-address="Results.C1:Results.C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E</text:p>
                <draw:g>
                  <svg:desc>Results.H1:Results.H1</svg:desc>
                </draw:g>
              </table:table-cell>
              <table:table-cell office:value-type="string">
                <text:p>SCAM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